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469cm"/>
    </style:style>
    <style:style style:name="co2" style:family="table-column">
      <style:table-column-properties fo:break-before="auto" style:column-width="7.407cm"/>
    </style:style>
    <style:style style:name="co3" style:family="table-column">
      <style:table-column-properties fo:break-before="auto" style:column-width="2.831cm"/>
    </style:style>
    <style:style style:name="co4" style:family="table-column">
      <style:table-column-properties fo:break-before="auto" style:column-width="10.975cm"/>
    </style:style>
    <style:style style:name="co5" style:family="table-column">
      <style:table-column-properties fo:break-before="auto" style:column-width="4.683cm"/>
    </style:style>
    <style:style style:name="co6" style:family="table-column">
      <style:table-column-properties fo:break-before="auto" style:column-width="1.579cm"/>
    </style:style>
    <style:style style:name="co7" style:family="table-column">
      <style:table-column-properties fo:break-before="auto" style:column-width="1.224cm"/>
    </style:style>
    <style:style style:name="co8" style:family="table-column">
      <style:table-column-properties fo:break-before="auto" style:column-width="1.388cm"/>
    </style:style>
    <style:style style:name="co9" style:family="table-column">
      <style:table-column-properties fo:break-before="auto" style:column-width="2.258cm"/>
    </style:style>
    <style:style style:name="co10" style:family="table-column">
      <style:table-column-properties fo:break-before="auto" style:column-width="8.033cm"/>
    </style:style>
    <style:style style:name="co11" style:family="table-column">
      <style:table-column-properties fo:break-before="auto" style:column-width="24.973cm"/>
    </style:style>
    <style:style style:name="co12" style:family="table-column">
      <style:table-column-properties fo:break-before="auto" style:column-width="3.893cm"/>
    </style:style>
    <style:style style:name="ro1" style:family="table-row">
      <style:table-row-properties style:row-height="0.452cm" fo:break-before="auto" style:use-optimal-row-height="true"/>
    </style:style>
    <style:style style:name="ro2" style:family="table-row">
      <style:table-row-properties style:row-height="4.791cm" fo:break-before="auto" style:use-optimal-row-height="true"/>
    </style:style>
    <style:style style:name="ta1" style:family="table" style:master-page-name="Default">
      <style:table-properties table:display="true" style:writing-mode="lr-tb"/>
    </style:style>
    <style:style style:name="ce5" style:family="table-cell" style:parent-style-name="Default">
      <style:text-properties fo:font-weight="bold" style:font-weight-asian="bold" style:font-weight-complex="bold"/>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ce9"/>
        <table:table-column table:style-name="co12" table:default-cell-style-name="Default"/>
        <table:table-row table:style-name="ro1">
          <table:table-cell table:style-name="ce5" office:value-type="string" calcext:value-type="string">
            <text:p>code</text:p>
          </table:table-cell>
          <table:table-cell table:style-name="ce6" office:value-type="string" calcext:value-type="string">
            <text:p>Hexagon Text</text:p>
          </table:table-cell>
          <table:table-cell table:style-name="ce6" office:value-type="string" calcext:value-type="string">
            <text:p>Type</text:p>
          </table:table-cell>
          <table:table-cell table:style-name="ce6" office:value-type="string" calcext:value-type="string">
            <text:p>Long_description</text:p>
          </table:table-cell>
          <table:table-cell table:style-name="ce6" office:value-type="string" calcext:value-type="string">
            <text:p>Potential Tools</text:p>
          </table:table-cell>
          <table:table-cell table:style-name="ce6" office:value-type="string" calcext:value-type="string">
            <text:p>Maturity</text:p>
          </table:table-cell>
          <table:table-cell table:style-name="ce5" office:value-type="string" calcext:value-type="string">
            <text:p>Col</text:p>
          </table:table-cell>
          <table:table-cell table:style-name="ce5" office:value-type="string" calcext:value-type="string">
            <text:p>Row</text:p>
          </table:table-cell>
          <table:table-cell table:style-name="ce5" office:value-type="string" calcext:value-type="string">
            <text:p>Group</text:p>
          </table:table-cell>
          <table:table-cell table:style-name="ce5" office:value-type="string" calcext:value-type="string">
            <text:p>Target</text:p>
          </table:table-cell>
          <table:table-cell table:style-name="ce5" office:value-type="string" calcext:value-type="string">
            <text:p>HexJSON</text:p>
          </table:table-cell>
          <table:table-cell/>
        </table:table-row>
        <table:table-row table:style-name="ro2">
          <table:table-cell office:value-type="float" office:value="1" calcext:value-type="float">
            <text:p>1</text:p>
          </table:table-cell>
          <table:table-cell office:value-type="string" calcext:value-type="string">
            <text:p>What kind of LA and their available powers</text:p>
          </table:table-cell>
          <table:table-cell office:value-type="string" calcext:value-type="string">
            <text:p>Input</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Interactive, survey?, supported EnergyREV Report (e.g. approaches that are successful)</text:p>
          </table:table-cell>
          <table:table-cell office:value-type="string" calcext:value-type="string">
            <text:p>High</text:p>
          </table:table-cell>
          <table:table-cell table:number-columns-repeated="2" office:value-type="float" office:value="1" calcext:value-type="float">
            <text:p>1</text:p>
          </table:table-cell>
          <table:table-cell office:value-type="string" calcext:value-type="string">
            <text:p>Building the Initial Case</text:p>
          </table:table-cell>
          <table:table-cell office:value-type="string" calcext:value-type="string">
            <text:p>page</text:p>
          </table:table-cell>
          <table:table-cell table:formula="of:=&quot;&quot;&quot;&quot;&amp;[.A2]&amp;&quot;&quot;&quot;:&quot;&amp;&quot;{&quot;&quot;q&quot;&quot;:&quot;&amp;[.G2]&amp;&quot;,&quot;&quot;r&quot;&quot;:&quot;&amp;[.H2] &amp; &quot;,&quot;&quot;short_desc&quot;&quot;:&quot;&quot;&quot;&amp;[.B2]&amp;&quot;&quot;&quot;,&quot;&amp; &quot;&quot;&quot;group&quot;&quot;:&quot;&quot;&quot; &amp; [.I2] &amp; &quot;&quot;&quot;,&quot;&quot;type&quot;&quot;:&quot;&quot;&quot;&amp;[.C2]&amp;&quot;&quot;&quot;,&quot;&quot;target:&quot;&quot;&quot;&amp;[.J2]&amp;&quot;&quot;&quot;,&quot;&quot;long_desc&quot;&quot;:&quot;&quot;&quot;&amp;[.D2]&amp;&quot;&quot;&quot;,&quot;&quot;Tools&quot;&quot;:&quot;&quot;&quot;&amp;[.E2]&amp;&quot;&quot;&quot;},&quot;" office:value-type="string" office:string-value="&quot;1&quot;:{&quot;q&quot;:1,&quot;r&quot;:1,&quot;short_desc&quot;:&quot;What kind of LA and their available powers&quot;,&quot;group&quot;:&quot;Building the Initial Case&quot;,&quot;type&quot;:&quot;Input&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Interactive, survey?, supported EnergyREV Report (e.g. approaches that are successful)&quot;}," calcext:value-type="string">
            <text:p>"1":{"q":1,"r":1,"short_desc":"What kind of LA and their available powers","group":"Building the Initial Case","type":"Input","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Interactive, survey?, supported EnergyREV Report (e.g. approaches that are successful)"},</text:p>
          </table:table-cell>
          <table:table-cell table:style-name="ce3"/>
        </table:table-row>
        <table:table-row table:style-name="ro2">
          <table:table-cell office:value-type="float" office:value="2" calcext:value-type="float">
            <text:p>2</text:p>
          </table:table-cell>
          <table:table-cell office:value-type="string" calcext:value-type="string">
            <text:p>What sectors, vectors and segments are targeted</text:p>
          </table:table-cell>
          <table:table-cell office:value-type="string" calcext:value-type="string">
            <text:p>Decision</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Evaluation Outputs, RESO SLES vector canvas, net zero project's whole system map</text:p>
          </table:table-cell>
          <table:table-cell office:value-type="string" calcext:value-type="string">
            <text:p>High</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Building the Initial Case</text:p>
          </table:table-cell>
          <table:table-cell office:value-type="string" calcext:value-type="string">
            <text:p>page</text:p>
          </table:table-cell>
          <table:table-cell table:formula="of:=&quot;&quot;&quot;&quot;&amp;[.A3]&amp;&quot;&quot;&quot;:&quot;&amp;&quot;{&quot;&quot;q&quot;&quot;:&quot;&amp;[.G3]&amp;&quot;,&quot;&quot;r&quot;&quot;:&quot;&amp;[.H3] &amp; &quot;,&quot;&quot;short_desc&quot;&quot;:&quot;&quot;&quot;&amp;[.B3]&amp;&quot;&quot;&quot;,&quot;&amp; &quot;&quot;&quot;group&quot;&quot;:&quot;&quot;&quot; &amp; [.I3] &amp; &quot;&quot;&quot;,&quot;&quot;type&quot;&quot;:&quot;&quot;&quot;&amp;[.C3]&amp;&quot;&quot;&quot;,&quot;&quot;target:&quot;&quot;&quot;&amp;[.J3]&amp;&quot;&quot;&quot;,&quot;&quot;long_desc&quot;&quot;:&quot;&quot;&quot;&amp;[.D3]&amp;&quot;&quot;&quot;,&quot;&quot;Tools&quot;&quot;:&quot;&quot;&quot;&amp;[.E3]&amp;&quot;&quot;&quot;},&quot;" office:value-type="string" office:string-value="&quot;2&quot;:{&quot;q&quot;:2,&quot;r&quot;:1,&quot;short_desc&quot;:&quot;What sectors, vectors and segments are targeted&quot;,&quot;group&quot;:&quot;Building the Initial Case&quot;,&quot;type&quot;:&quot;Decision&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Evaluation Outputs, RESO SLES vector canvas, net zero project's whole system map&quot;}," calcext:value-type="string">
            <text:p>"2":{"q":2,"r":1,"short_desc":"What sectors, vectors and segments are targeted","group":"Building the Initial Case","type":"Decision","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Evaluation Outputs, RESO SLES vector canvas, net zero project's whole system map"},</text:p>
          </table:table-cell>
          <table:table-cell/>
        </table:table-row>
        <table:table-row table:style-name="ro2">
          <table:table-cell office:value-type="float" office:value="3" calcext:value-type="float">
            <text:p>3</text:p>
          </table:table-cell>
          <table:table-cell office:value-type="string" calcext:value-type="string">
            <text:p>Motivating factors and drivers of Local Authority</text:p>
          </table:table-cell>
          <table:table-cell office:value-type="string" calcext:value-type="string">
            <text:p>Decision</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Aspects of integration (lite), Evaluation criteria long-list, EnergyREV's map of SLES to UN Millenium development goals, categorising and reducing risks (SLES attributes table)</text:p>
          </table:table-cell>
          <table:table-cell office:value-type="string" calcext:value-type="string">
            <text:p>Medium</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Building the Initial Case</text:p>
          </table:table-cell>
          <table:table-cell office:value-type="string" calcext:value-type="string">
            <text:p>page</text:p>
          </table:table-cell>
          <table:table-cell table:formula="of:=&quot;&quot;&quot;&quot;&amp;[.A4]&amp;&quot;&quot;&quot;:&quot;&amp;&quot;{&quot;&quot;q&quot;&quot;:&quot;&amp;[.G4]&amp;&quot;,&quot;&quot;r&quot;&quot;:&quot;&amp;[.H4] &amp; &quot;,&quot;&quot;short_desc&quot;&quot;:&quot;&quot;&quot;&amp;[.B4]&amp;&quot;&quot;&quot;,&quot;&amp; &quot;&quot;&quot;group&quot;&quot;:&quot;&quot;&quot; &amp; [.I4] &amp; &quot;&quot;&quot;,&quot;&quot;type&quot;&quot;:&quot;&quot;&quot;&amp;[.C4]&amp;&quot;&quot;&quot;,&quot;&quot;target:&quot;&quot;&quot;&amp;[.J4]&amp;&quot;&quot;&quot;,&quot;&quot;long_desc&quot;&quot;:&quot;&quot;&quot;&amp;[.D4]&amp;&quot;&quot;&quot;,&quot;&quot;Tools&quot;&quot;:&quot;&quot;&quot;&amp;[.E4]&amp;&quot;&quot;&quot;},&quot;" office:value-type="string" office:string-value="&quot;3&quot;:{&quot;q&quot;:2,&quot;r&quot;:0,&quot;short_desc&quot;:&quot;Motivating factors and drivers of Local Authority&quot;,&quot;group&quot;:&quot;Building the Initial Case&quot;,&quot;type&quot;:&quot;Decision&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Aspects of integration (lite), Evaluation criteria long-list, EnergyREV's map of SLES to UN Millenium development goals, categorising and reducing risks (SLES attributes table)&quot;}," calcext:value-type="string">
            <text:p>"3":{"q":2,"r":0,"short_desc":"Motivating factors and drivers of Local Authority","group":"Building the Initial Case","type":"Decision","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Aspects of integration (lite), Evaluation criteria long-list, EnergyREV's map of SLES to UN Millenium development goals, categorising and reducing risks (SLES attributes table)"},</text:p>
          </table:table-cell>
          <table:table-cell/>
        </table:table-row>
        <table:table-row table:style-name="ro2">
          <table:table-cell office:value-type="float" office:value="4" calcext:value-type="float">
            <text:p>4</text:p>
          </table:table-cell>
          <table:table-cell office:value-type="string" calcext:value-type="string">
            <text:p>How big are the sectors, vectors and segments</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LEAR?, need something more here?</text:p>
          </table:table-cell>
          <table:table-cell office:value-type="string" calcext:value-type="string">
            <text:p>Low</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Building the Initial Case</text:p>
          </table:table-cell>
          <table:table-cell office:value-type="string" calcext:value-type="string">
            <text:p>page</text:p>
          </table:table-cell>
          <table:table-cell table:formula="of:=&quot;&quot;&quot;&quot;&amp;[.A5]&amp;&quot;&quot;&quot;:&quot;&amp;&quot;{&quot;&quot;q&quot;&quot;:&quot;&amp;[.G5]&amp;&quot;,&quot;&quot;r&quot;&quot;:&quot;&amp;[.H5] &amp; &quot;,&quot;&quot;short_desc&quot;&quot;:&quot;&quot;&quot;&amp;[.B5]&amp;&quot;&quot;&quot;,&quot;&amp; &quot;&quot;&quot;group&quot;&quot;:&quot;&quot;&quot; &amp; [.I5] &amp; &quot;&quot;&quot;,&quot;&quot;type&quot;&quot;:&quot;&quot;&quot;&amp;[.C5]&amp;&quot;&quot;&quot;,&quot;&quot;target:&quot;&quot;&quot;&amp;[.J5]&amp;&quot;&quot;&quot;,&quot;&quot;long_desc&quot;&quot;:&quot;&quot;&quot;&amp;[.D5]&amp;&quot;&quot;&quot;,&quot;&quot;Tools&quot;&quot;:&quot;&quot;&quot;&amp;[.E5]&amp;&quot;&quot;&quot;},&quot;" office:value-type="string" office:string-value="&quot;4&quot;:{&quot;q&quot;:3,&quot;r&quot;:1,&quot;short_desc&quot;:&quot;How big are the sectors, vectors and segments&quot;,&quot;group&quot;:&quot;Building the Initial Case&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LEAR?, need something more here?&quot;}," calcext:value-type="string">
            <text:p>"4":{"q":3,"r":1,"short_desc":"How big are the sectors, vectors and segments","group":"Building the Initial Case","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LEAR?, need something more here?"},</text:p>
          </table:table-cell>
          <table:table-cell/>
        </table:table-row>
        <table:table-row table:style-name="ro2">
          <table:table-cell office:value-type="float" office:value="5" calcext:value-type="float">
            <text:p>5</text:p>
          </table:table-cell>
          <table:table-cell office:value-type="string" calcext:value-type="string">
            <text:p>Options for decarbonising each vector and segment</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Net Zero? LAEP, PFER, SCATTER, Early ESIG spreadsheet on technology options (and synergistic combinations) at campus scale, categorising and reducing risks (SLES attributes table)</text:p>
          </table:table-cell>
          <table:table-cell office:value-type="string" calcext:value-type="string">
            <text:p>High</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Building the Initial Case</text:p>
          </table:table-cell>
          <table:table-cell office:value-type="string" calcext:value-type="string">
            <text:p>page</text:p>
          </table:table-cell>
          <table:table-cell table:formula="of:=&quot;&quot;&quot;&quot;&amp;[.A6]&amp;&quot;&quot;&quot;:&quot;&amp;&quot;{&quot;&quot;q&quot;&quot;:&quot;&amp;[.G6]&amp;&quot;,&quot;&quot;r&quot;&quot;:&quot;&amp;[.H6] &amp; &quot;,&quot;&quot;short_desc&quot;&quot;:&quot;&quot;&quot;&amp;[.B6]&amp;&quot;&quot;&quot;,&quot;&amp; &quot;&quot;&quot;group&quot;&quot;:&quot;&quot;&quot; &amp; [.I6] &amp; &quot;&quot;&quot;,&quot;&quot;type&quot;&quot;:&quot;&quot;&quot;&amp;[.C6]&amp;&quot;&quot;&quot;,&quot;&quot;target:&quot;&quot;&quot;&amp;[.J6]&amp;&quot;&quot;&quot;,&quot;&quot;long_desc&quot;&quot;:&quot;&quot;&quot;&amp;[.D6]&amp;&quot;&quot;&quot;,&quot;&quot;Tools&quot;&quot;:&quot;&quot;&quot;&amp;[.E6]&amp;&quot;&quot;&quot;},&quot;" office:value-type="string" office:string-value="&quot;5&quot;:{&quot;q&quot;:3,&quot;r&quot;:2,&quot;short_desc&quot;:&quot;Options for decarbonising each vector and segment&quot;,&quot;group&quot;:&quot;Building the Initial Case&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Net Zero? LAEP, PFER, SCATTER, Early ESIG spreadsheet on technology options (and synergistic combinations) at campus scale, categorising and reducing risks (SLES attributes table)&quot;}," calcext:value-type="string">
            <text:p>"5":{"q":3,"r":2,"short_desc":"Options for decarbonising each vector and segment","group":"Building the Initial Case","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Net Zero? LAEP, PFER, SCATTER, Early ESIG spreadsheet on technology options (and synergistic combinations) at campus scale, categorising and reducing risks (SLES attributes table)"},</text:p>
          </table:table-cell>
          <table:table-cell/>
        </table:table-row>
        <table:table-row table:style-name="ro2">
          <table:table-cell office:value-type="float" office:value="6" calcext:value-type="float">
            <text:p>6</text:p>
          </table:table-cell>
          <table:table-cell office:value-type="string" calcext:value-type="string">
            <text:p>Define clear vision of what we want to achieve and deliver (including benefits and impact)</text:p>
          </table:table-cell>
          <table:table-cell office:value-type="string" calcext:value-type="string">
            <text:p>Decision</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Template? Categorising and Reducing Risks (SLES Attirubtes and Features = benefits and value)?</text:p>
          </table:table-cell>
          <table:table-cell office:value-type="string" calcext:value-type="string">
            <text:p>Low</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Building the Initial Case</text:p>
          </table:table-cell>
          <table:table-cell office:value-type="string" calcext:value-type="string">
            <text:p>page</text:p>
          </table:table-cell>
          <table:table-cell table:formula="of:=&quot;&quot;&quot;&quot;&amp;[.A7]&amp;&quot;&quot;&quot;:&quot;&amp;&quot;{&quot;&quot;q&quot;&quot;:&quot;&amp;[.G7]&amp;&quot;,&quot;&quot;r&quot;&quot;:&quot;&amp;[.H7] &amp; &quot;,&quot;&quot;short_desc&quot;&quot;:&quot;&quot;&quot;&amp;[.B7]&amp;&quot;&quot;&quot;,&quot;&amp; &quot;&quot;&quot;group&quot;&quot;:&quot;&quot;&quot; &amp; [.I7] &amp; &quot;&quot;&quot;,&quot;&quot;type&quot;&quot;:&quot;&quot;&quot;&amp;[.C7]&amp;&quot;&quot;&quot;,&quot;&quot;target:&quot;&quot;&quot;&amp;[.J7]&amp;&quot;&quot;&quot;,&quot;&quot;long_desc&quot;&quot;:&quot;&quot;&quot;&amp;[.D7]&amp;&quot;&quot;&quot;,&quot;&quot;Tools&quot;&quot;:&quot;&quot;&quot;&amp;[.E7]&amp;&quot;&quot;&quot;},&quot;" office:value-type="string" office:string-value="&quot;6&quot;:{&quot;q&quot;:4,&quot;r&quot;:1,&quot;short_desc&quot;:&quot;Define clear vision of what we want to achieve and deliver (including benefits and impact)&quot;,&quot;group&quot;:&quot;Building the Initial Case&quot;,&quot;type&quot;:&quot;Decision&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Template? Categorising and Reducing Risks (SLES Attirubtes and Features = benefits and value)?&quot;}," calcext:value-type="string">
            <text:p>"6":{"q":4,"r":1,"short_desc":"Define clear vision of what we want to achieve and deliver (including benefits and impact)","group":"Building the Initial Case","type":"Decision","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Template? Categorising and Reducing Risks (SLES Attirubtes and Features = benefits and value)?"},</text:p>
          </table:table-cell>
          <table:table-cell/>
        </table:table-row>
        <table:table-row table:style-name="ro2">
          <table:table-cell office:value-type="float" office:value="7" calcext:value-type="float">
            <text:p>7</text:p>
          </table:table-cell>
          <table:table-cell office:value-type="string" calcext:value-type="string">
            <text:p>Maps of low effort routes to high impact successes</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Case Studies (PFER and beyond) &amp; Evaluation Themes</text:p>
          </table:table-cell>
          <table:table-cell office:value-type="string" calcext:value-type="string">
            <text:p>Low</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Building the Initial Case</text:p>
          </table:table-cell>
          <table:table-cell office:value-type="string" calcext:value-type="string">
            <text:p>page</text:p>
          </table:table-cell>
          <table:table-cell table:formula="of:=&quot;&quot;&quot;&quot;&amp;[.A8]&amp;&quot;&quot;&quot;:&quot;&amp;&quot;{&quot;&quot;q&quot;&quot;:&quot;&amp;[.G8]&amp;&quot;,&quot;&quot;r&quot;&quot;:&quot;&amp;[.H8] &amp; &quot;,&quot;&quot;short_desc&quot;&quot;:&quot;&quot;&quot;&amp;[.B8]&amp;&quot;&quot;&quot;,&quot;&amp; &quot;&quot;&quot;group&quot;&quot;:&quot;&quot;&quot; &amp; [.I8] &amp; &quot;&quot;&quot;,&quot;&quot;type&quot;&quot;:&quot;&quot;&quot;&amp;[.C8]&amp;&quot;&quot;&quot;,&quot;&quot;target:&quot;&quot;&quot;&amp;[.J8]&amp;&quot;&quot;&quot;,&quot;&quot;long_desc&quot;&quot;:&quot;&quot;&quot;&amp;[.D8]&amp;&quot;&quot;&quot;,&quot;&quot;Tools&quot;&quot;:&quot;&quot;&quot;&amp;[.E8]&amp;&quot;&quot;&quot;},&quot;" office:value-type="string" office:string-value="&quot;7&quot;:{&quot;q&quot;:5,&quot;r&quot;:1,&quot;short_desc&quot;:&quot;Maps of low effort routes to high impact successes&quot;,&quot;group&quot;:&quot;Building the Initial Case&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Case Studies (PFER and beyond) &amp; Evaluation Themes&quot;}," calcext:value-type="string">
            <text:p>"7":{"q":5,"r":1,"short_desc":"Maps of low effort routes to high impact successes","group":"Building the Initial Case","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Case Studies (PFER and beyond) &amp; Evaluation Themes"},</text:p>
          </table:table-cell>
          <table:table-cell/>
        </table:table-row>
        <table:table-row table:style-name="ro2">
          <table:table-cell office:value-type="float" office:value="8" calcext:value-type="float">
            <text:p>8</text:p>
          </table:table-cell>
          <table:table-cell office:value-type="string" calcext:value-type="string">
            <text:p>Justification for LA putting effort into concept design</text:p>
          </table:table-cell>
          <table:table-cell office:value-type="string" calcext:value-type="string">
            <text:p>Decision</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Template? (UK100?, LGA)</text:p>
          </table:table-cell>
          <table:table-cell office:value-type="string" calcext:value-type="string">
            <text:p>Low</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Building the Initial Case</text:p>
          </table:table-cell>
          <table:table-cell office:value-type="string" calcext:value-type="string">
            <text:p>page</text:p>
          </table:table-cell>
          <table:table-cell table:formula="of:=&quot;&quot;&quot;&quot;&amp;[.A9]&amp;&quot;&quot;&quot;:&quot;&amp;&quot;{&quot;&quot;q&quot;&quot;:&quot;&amp;[.G9]&amp;&quot;,&quot;&quot;r&quot;&quot;:&quot;&amp;[.H9] &amp; &quot;,&quot;&quot;short_desc&quot;&quot;:&quot;&quot;&quot;&amp;[.B9]&amp;&quot;&quot;&quot;,&quot;&amp; &quot;&quot;&quot;group&quot;&quot;:&quot;&quot;&quot; &amp; [.I9] &amp; &quot;&quot;&quot;,&quot;&quot;type&quot;&quot;:&quot;&quot;&quot;&amp;[.C9]&amp;&quot;&quot;&quot;,&quot;&quot;target:&quot;&quot;&quot;&amp;[.J9]&amp;&quot;&quot;&quot;,&quot;&quot;long_desc&quot;&quot;:&quot;&quot;&quot;&amp;[.D9]&amp;&quot;&quot;&quot;,&quot;&quot;Tools&quot;&quot;:&quot;&quot;&quot;&amp;[.E9]&amp;&quot;&quot;&quot;},&quot;" office:value-type="string" office:string-value="&quot;8&quot;:{&quot;q&quot;:6,&quot;r&quot;:1,&quot;short_desc&quot;:&quot;Justification for LA putting effort into concept design&quot;,&quot;group&quot;:&quot;Building the Initial Case&quot;,&quot;type&quot;:&quot;Decision&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Template? (UK100?, LGA)&quot;}," calcext:value-type="string">
            <text:p>"8":{"q":6,"r":1,"short_desc":"Justification for LA putting effort into concept design","group":"Building the Initial Case","type":"Decision","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Template? (UK100?, LGA)"},</text:p>
          </table:table-cell>
          <table:table-cell/>
        </table:table-row>
        <table:table-row table:style-name="ro2">
          <table:table-cell office:value-type="float" office:value="9" calcext:value-type="float">
            <text:p>9</text:p>
          </table:table-cell>
          <table:table-cell office:value-type="string" calcext:value-type="string">
            <text:p>What assumptions create risks</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Risks and Assumptions primer/starter guide, PFER RAID logs, EnergyREV Theory of Change, ERIS Synthesis of Risks</text:p>
          </table:table-cell>
          <table:table-cell office:value-type="string" calcext:value-type="string">
            <text:p>Medium</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Building the Initial Case</text:p>
          </table:table-cell>
          <table:table-cell office:value-type="string" calcext:value-type="string">
            <text:p>page</text:p>
          </table:table-cell>
          <table:table-cell table:formula="of:=&quot;&quot;&quot;&quot;&amp;[.A10]&amp;&quot;&quot;&quot;:&quot;&amp;&quot;{&quot;&quot;q&quot;&quot;:&quot;&amp;[.G10]&amp;&quot;,&quot;&quot;r&quot;&quot;:&quot;&amp;[.H10] &amp; &quot;,&quot;&quot;short_desc&quot;&quot;:&quot;&quot;&quot;&amp;[.B10]&amp;&quot;&quot;&quot;,&quot;&amp; &quot;&quot;&quot;group&quot;&quot;:&quot;&quot;&quot; &amp; [.I10] &amp; &quot;&quot;&quot;,&quot;&quot;type&quot;&quot;:&quot;&quot;&quot;&amp;[.C10]&amp;&quot;&quot;&quot;,&quot;&quot;target:&quot;&quot;&quot;&amp;[.J10]&amp;&quot;&quot;&quot;,&quot;&quot;long_desc&quot;&quot;:&quot;&quot;&quot;&amp;[.D10]&amp;&quot;&quot;&quot;,&quot;&quot;Tools&quot;&quot;:&quot;&quot;&quot;&amp;[.E10]&amp;&quot;&quot;&quot;},&quot;" office:value-type="string" office:string-value="&quot;9&quot;:{&quot;q&quot;:6,&quot;r&quot;:0,&quot;short_desc&quot;:&quot;What assumptions create risks&quot;,&quot;group&quot;:&quot;Building the Initial Case&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Risks and Assumptions primer/starter guide, PFER RAID logs, EnergyREV Theory of Change, ERIS Synthesis of Risks&quot;}," calcext:value-type="string">
            <text:p>"9":{"q":6,"r":0,"short_desc":"What assumptions create risks","group":"Building the Initial Case","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Risks and Assumptions primer/starter guide, PFER RAID logs, EnergyREV Theory of Change, ERIS Synthesis of Risks"},</text:p>
          </table:table-cell>
          <table:table-cell/>
        </table:table-row>
        <table:table-row table:style-name="ro2">
          <table:table-cell office:value-type="float" office:value="10" calcext:value-type="float">
            <text:p>10</text:p>
          </table:table-cell>
          <table:table-cell office:value-type="string" calcext:value-type="string">
            <text:p>Evidence for how the project acts as a viable investment</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Case Studies (PFER and beyond), Investing in SLES Report?, Ipsos MORI outputs?</text:p>
          </table:table-cell>
          <table:table-cell office:value-type="string" calcext:value-type="string">
            <text:p>Medium</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Building the Initial Case</text:p>
          </table:table-cell>
          <table:table-cell office:value-type="string" calcext:value-type="string">
            <text:p>page</text:p>
          </table:table-cell>
          <table:table-cell table:formula="of:=&quot;&quot;&quot;&quot;&amp;[.A11]&amp;&quot;&quot;&quot;:&quot;&amp;&quot;{&quot;&quot;q&quot;&quot;:&quot;&amp;[.G11]&amp;&quot;,&quot;&quot;r&quot;&quot;:&quot;&amp;[.H11] &amp; &quot;,&quot;&quot;short_desc&quot;&quot;:&quot;&quot;&quot;&amp;[.B11]&amp;&quot;&quot;&quot;,&quot;&amp; &quot;&quot;&quot;group&quot;&quot;:&quot;&quot;&quot; &amp; [.I11] &amp; &quot;&quot;&quot;,&quot;&quot;type&quot;&quot;:&quot;&quot;&quot;&amp;[.C11]&amp;&quot;&quot;&quot;,&quot;&quot;target:&quot;&quot;&quot;&amp;[.J11]&amp;&quot;&quot;&quot;,&quot;&quot;long_desc&quot;&quot;:&quot;&quot;&quot;&amp;[.D11]&amp;&quot;&quot;&quot;,&quot;&quot;Tools&quot;&quot;:&quot;&quot;&quot;&amp;[.E11]&amp;&quot;&quot;&quot;},&quot;" office:value-type="string" office:string-value="&quot;10&quot;:{&quot;q&quot;:7,&quot;r&quot;:2,&quot;short_desc&quot;:&quot;Evidence for how the project acts as a viable investment&quot;,&quot;group&quot;:&quot;Building the Initial Case&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Case Studies (PFER and beyond), Investing in SLES Report?, Ipsos MORI outputs?&quot;}," calcext:value-type="string">
            <text:p>"10":{"q":7,"r":2,"short_desc":"Evidence for how the project acts as a viable investment","group":"Building the Initial Case","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Case Studies (PFER and beyond), Investing in SLES Report?, Ipsos MORI outputs?"},</text:p>
          </table:table-cell>
          <table:table-cell/>
        </table:table-row>
        <table:table-row table:style-name="ro2">
          <table:table-cell office:value-type="float" office:value="11" calcext:value-type="float">
            <text:p>11</text:p>
          </table:table-cell>
          <table:table-cell office:value-type="string" calcext:value-type="string">
            <text:p>Evidence for benefits and outcomes of success</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Case Studies (PFER and beyond), Ipsos MORI outputs? , EnergyREV evaluation tool</text:p>
          </table:table-cell>
          <table:table-cell office:value-type="string" calcext:value-type="string">
            <text:p>Medium</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Building the Initial Case</text:p>
          </table:table-cell>
          <table:table-cell office:value-type="string" calcext:value-type="string">
            <text:p>page</text:p>
          </table:table-cell>
          <table:table-cell table:formula="of:=&quot;&quot;&quot;&quot;&amp;[.A12]&amp;&quot;&quot;&quot;:&quot;&amp;&quot;{&quot;&quot;q&quot;&quot;:&quot;&amp;[.G12]&amp;&quot;,&quot;&quot;r&quot;&quot;:&quot;&amp;[.H12] &amp; &quot;,&quot;&quot;short_desc&quot;&quot;:&quot;&quot;&quot;&amp;[.B12]&amp;&quot;&quot;&quot;,&quot;&amp; &quot;&quot;&quot;group&quot;&quot;:&quot;&quot;&quot; &amp; [.I12] &amp; &quot;&quot;&quot;,&quot;&quot;type&quot;&quot;:&quot;&quot;&quot;&amp;[.C12]&amp;&quot;&quot;&quot;,&quot;&quot;target:&quot;&quot;&quot;&amp;[.J12]&amp;&quot;&quot;&quot;,&quot;&quot;long_desc&quot;&quot;:&quot;&quot;&quot;&amp;[.D12]&amp;&quot;&quot;&quot;,&quot;&quot;Tools&quot;&quot;:&quot;&quot;&quot;&amp;[.E12]&amp;&quot;&quot;&quot;},&quot;" office:value-type="string" office:string-value="&quot;11&quot;:{&quot;q&quot;:7,&quot;r&quot;:1,&quot;short_desc&quot;:&quot;Evidence for benefits and outcomes of success&quot;,&quot;group&quot;:&quot;Building the Initial Case&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Case Studies (PFER and beyond), Ipsos MORI outputs? , EnergyREV evaluation tool&quot;}," calcext:value-type="string">
            <text:p>"11":{"q":7,"r":1,"short_desc":"Evidence for benefits and outcomes of success","group":"Building the Initial Case","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Case Studies (PFER and beyond), Ipsos MORI outputs? , EnergyREV evaluation tool"},</text:p>
          </table:table-cell>
          <table:table-cell/>
        </table:table-row>
        <table:table-row table:style-name="ro2">
          <table:table-cell office:value-type="float" office:value="11.1" calcext:value-type="float">
            <text:p>11.1</text:p>
          </table:table-cell>
          <table:table-cell office:value-type="string" calcext:value-type="string">
            <text:p>Funding and Investment</text:p>
          </table:table-cell>
          <table:table-cell office:value-type="string" calcext:value-type="string">
            <text:p>Navigation</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table:number-columns-repeated="2"/>
          <table:table-cell office:value-type="float" office:value="8" calcext:value-type="float">
            <text:p>8</text:p>
          </table:table-cell>
          <table:table-cell office:value-type="float" office:value="2" calcext:value-type="float">
            <text:p>2</text:p>
          </table:table-cell>
          <table:table-cell office:value-type="string" calcext:value-type="string">
            <text:p>Building the Initial Case</text:p>
          </table:table-cell>
          <table:table-cell office:value-type="string" calcext:value-type="string">
            <text:p>Funding and Investment Hex</text:p>
          </table:table-cell>
          <table:table-cell table:formula="of:=&quot;&quot;&quot;&quot;&amp;[.A13]&amp;&quot;&quot;&quot;:&quot;&amp;&quot;{&quot;&quot;q&quot;&quot;:&quot;&amp;[.G13]&amp;&quot;,&quot;&quot;r&quot;&quot;:&quot;&amp;[.H13] &amp; &quot;,&quot;&quot;short_desc&quot;&quot;:&quot;&quot;&quot;&amp;[.B13]&amp;&quot;&quot;&quot;,&quot;&amp; &quot;&quot;&quot;group&quot;&quot;:&quot;&quot;&quot; &amp; [.I13] &amp; &quot;&quot;&quot;,&quot;&quot;type&quot;&quot;:&quot;&quot;&quot;&amp;[.C13]&amp;&quot;&quot;&quot;,&quot;&quot;target:&quot;&quot;&quot;&amp;[.J13]&amp;&quot;&quot;&quot;,&quot;&quot;long_desc&quot;&quot;:&quot;&quot;&quot;&amp;[.D13]&amp;&quot;&quot;&quot;,&quot;&quot;Tools&quot;&quot;:&quot;&quot;&quot;&amp;[.E13]&amp;&quot;&quot;&quot;},&quot;" office:value-type="string" office:string-value="&quot;11.1&quot;:{&quot;q&quot;:8,&quot;r&quot;:2,&quot;short_desc&quot;:&quot;Funding and Investment&quot;,&quot;group&quot;:&quot;Building the Initial Case&quot;,&quot;type&quot;:&quot;Navigation&quot;,&quot;target:&quot;Funding and Investment Hex&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quot;}," calcext:value-type="string">
            <text:p>"11.1":{"q":8,"r":2,"short_desc":"Funding and Investment","group":"Building the Initial Case","type":"Navigation","target:"Funding and Investment Hex","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text:p>
          </table:table-cell>
          <table:table-cell/>
        </table:table-row>
        <table:table-row table:style-name="ro2">
          <table:table-cell office:value-type="float" office:value="11.2" calcext:value-type="float">
            <text:p>11.2</text:p>
          </table:table-cell>
          <table:table-cell office:value-type="string" calcext:value-type="string">
            <text:p>Roadmap and timelines</text:p>
          </table:table-cell>
          <table:table-cell office:value-type="string" calcext:value-type="string">
            <text:p>Navigation</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table:number-columns-repeated="2"/>
          <table:table-cell office:value-type="float" office:value="9" calcext:value-type="float">
            <text:p>9</text:p>
          </table:table-cell>
          <table:table-cell office:value-type="float" office:value="2" calcext:value-type="float">
            <text:p>2</text:p>
          </table:table-cell>
          <table:table-cell office:value-type="string" calcext:value-type="string">
            <text:p>Building the Initial Case</text:p>
          </table:table-cell>
          <table:table-cell table:style-name="ce3" office:value-type="string" calcext:value-type="string">
            <text:p>Roadmap and timelines</text:p>
          </table:table-cell>
          <table:table-cell table:formula="of:=&quot;&quot;&quot;&quot;&amp;[.A14]&amp;&quot;&quot;&quot;:&quot;&amp;&quot;{&quot;&quot;q&quot;&quot;:&quot;&amp;[.G14]&amp;&quot;,&quot;&quot;r&quot;&quot;:&quot;&amp;[.H14] &amp; &quot;,&quot;&quot;short_desc&quot;&quot;:&quot;&quot;&quot;&amp;[.B14]&amp;&quot;&quot;&quot;,&quot;&amp; &quot;&quot;&quot;group&quot;&quot;:&quot;&quot;&quot; &amp; [.I14] &amp; &quot;&quot;&quot;,&quot;&quot;type&quot;&quot;:&quot;&quot;&quot;&amp;[.C14]&amp;&quot;&quot;&quot;,&quot;&quot;target:&quot;&quot;&quot;&amp;[.J14]&amp;&quot;&quot;&quot;,&quot;&quot;long_desc&quot;&quot;:&quot;&quot;&quot;&amp;[.D14]&amp;&quot;&quot;&quot;,&quot;&quot;Tools&quot;&quot;:&quot;&quot;&quot;&amp;[.E14]&amp;&quot;&quot;&quot;},&quot;" office:value-type="string" office:string-value="&quot;11.2&quot;:{&quot;q&quot;:9,&quot;r&quot;:2,&quot;short_desc&quot;:&quot;Roadmap and timelines&quot;,&quot;group&quot;:&quot;Building the Initial Case&quot;,&quot;type&quot;:&quot;Navigation&quot;,&quot;target:&quot;Roadmap and timelines&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quot;}," calcext:value-type="string">
            <text:p>"11.2":{"q":9,"r":2,"short_desc":"Roadmap and timelines","group":"Building the Initial Case","type":"Navigation","target:"Roadmap and timelines","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text:p>
          </table:table-cell>
          <table:table-cell/>
        </table:table-row>
        <table:table-row table:style-name="ro2">
          <table:table-cell office:value-type="float" office:value="11.3" calcext:value-type="float">
            <text:p>11.3</text:p>
          </table:table-cell>
          <table:table-cell office:value-type="string" calcext:value-type="string">
            <text:p>Approaches and structures to achieve success</text:p>
          </table:table-cell>
          <table:table-cell office:value-type="string" calcext:value-type="string">
            <text:p>Navigation</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Links to the next three subsegments, linked to AoI?</text:p>
          </table:table-cell>
          <table:table-cell table:style-name="ce4"/>
          <table:table-cell office:value-type="float" office:value="8" calcext:value-type="float">
            <text:p>8</text:p>
          </table:table-cell>
          <table:table-cell office:value-type="float" office:value="1" calcext:value-type="float">
            <text:p>1</text:p>
          </table:table-cell>
          <table:table-cell office:value-type="string" calcext:value-type="string">
            <text:p>Building the Initial Case</text:p>
          </table:table-cell>
          <table:table-cell table:style-name="ce3" office:value-type="string" calcext:value-type="string">
            <text:p>Approaches and structures to achieve success</text:p>
          </table:table-cell>
          <table:table-cell table:formula="of:=&quot;&quot;&quot;&quot;&amp;[.A15]&amp;&quot;&quot;&quot;:&quot;&amp;&quot;{&quot;&quot;q&quot;&quot;:&quot;&amp;[.G15]&amp;&quot;,&quot;&quot;r&quot;&quot;:&quot;&amp;[.H15] &amp; &quot;,&quot;&quot;short_desc&quot;&quot;:&quot;&quot;&quot;&amp;[.B15]&amp;&quot;&quot;&quot;,&quot;&amp; &quot;&quot;&quot;group&quot;&quot;:&quot;&quot;&quot; &amp; [.I15] &amp; &quot;&quot;&quot;,&quot;&quot;type&quot;&quot;:&quot;&quot;&quot;&amp;[.C15]&amp;&quot;&quot;&quot;,&quot;&quot;target&quot;&quot;:&quot;&quot;&quot;&amp;[.J15]&amp;&quot;&quot;&quot;,&quot;&quot;long_desc&quot;&quot;:&quot;&quot;&quot;&amp;[.D15]&amp;&quot;&quot;&quot;,&quot;&quot;Tools&quot;&quot;:&quot;&quot;&quot;&amp;[.E15]&amp;&quot;&quot;&quot;},&quot;" office:value-type="string" office:string-value="&quot;11.3&quot;:{&quot;q&quot;:8,&quot;r&quot;:1,&quot;short_desc&quot;:&quot;Approaches and structures to achieve success&quot;,&quot;group&quot;:&quot;Building the Initial Case&quot;,&quot;type&quot;:&quot;Navigation&quot;,&quot;target&quot;:&quot;Approaches and structures to achieve success&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Links to the next three subsegments, linked to AoI?&quot;}," calcext:value-type="string">
            <text:p>"11.3":{"q":8,"r":1,"short_desc":"Approaches and structures to achieve success","group":"Building the Initial Case","type":"Navigation","target":"Approaches and structures to achieve success","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Links to the next three subsegments, linked to AoI?"},</text:p>
          </table:table-cell>
          <table:table-cell/>
        </table:table-row>
        <table:table-row table:style-name="ro2">
          <table:table-cell office:value-type="float" office:value="11.4" calcext:value-type="float">
            <text:p>11.4</text:p>
          </table:table-cell>
          <table:table-cell office:value-type="string" calcext:value-type="string">
            <text:p>Horizon Scanning</text:p>
          </table:table-cell>
          <table:table-cell office:value-type="string" calcext:value-type="string">
            <text:p>Navigation</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table:number-columns-repeated="2"/>
          <table:table-cell office:value-type="float" office:value="9" calcext:value-type="float">
            <text:p>9</text:p>
          </table:table-cell>
          <table:table-cell office:value-type="float" office:value="1" calcext:value-type="float">
            <text:p>1</text:p>
          </table:table-cell>
          <table:table-cell office:value-type="string" calcext:value-type="string">
            <text:p>Building the Initial Case</text:p>
          </table:table-cell>
          <table:table-cell table:style-name="ce3" office:value-type="string" calcext:value-type="string">
            <text:p>Horizon Scanning</text:p>
          </table:table-cell>
          <table:table-cell table:formula="of:=&quot;&quot;&quot;&quot;&amp;[.A16]&amp;&quot;&quot;&quot;:&quot;&amp;&quot;{&quot;&quot;q&quot;&quot;:&quot;&amp;[.G16]&amp;&quot;,&quot;&quot;r&quot;&quot;:&quot;&amp;[.H16] &amp; &quot;,&quot;&quot;short_desc&quot;&quot;:&quot;&quot;&quot;&amp;[.B16]&amp;&quot;&quot;&quot;,&quot;&amp; &quot;&quot;&quot;group&quot;&quot;:&quot;&quot;&quot; &amp; [.I16] &amp; &quot;&quot;&quot;,&quot;&quot;type&quot;&quot;:&quot;&quot;&quot;&amp;[.C16]&amp;&quot;&quot;&quot;,&quot;&quot;target:&quot;&quot;&quot;&amp;[.J16]&amp;&quot;&quot;&quot;,&quot;&quot;long_desc&quot;&quot;:&quot;&quot;&quot;&amp;[.D16]&amp;&quot;&quot;&quot;,&quot;&quot;Tools&quot;&quot;:&quot;&quot;&quot;&amp;[.E16]&amp;&quot;&quot;&quot;},&quot;" office:value-type="string" office:string-value="&quot;11.4&quot;:{&quot;q&quot;:9,&quot;r&quot;:1,&quot;short_desc&quot;:&quot;Horizon Scanning&quot;,&quot;group&quot;:&quot;Building the Initial Case&quot;,&quot;type&quot;:&quot;Navigation&quot;,&quot;target:&quot;Horizon Scanning&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quot;}," calcext:value-type="string">
            <text:p>"11.4":{"q":9,"r":1,"short_desc":"Horizon Scanning","group":"Building the Initial Case","type":"Navigation","target:"Horizon Scanning","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text:p>
          </table:table-cell>
          <table:table-cell/>
        </table:table-row>
        <table:table-row table:style-name="ro2">
          <table:table-cell office:value-type="float" office:value="12" calcext:value-type="float">
            <text:p>12</text:p>
          </table:table-cell>
          <table:table-cell office:value-type="string" calcext:value-type="string">
            <text:p>How much will it cost (estimates and examples)</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Case Studies (PFER and beyond)</text:p>
          </table:table-cell>
          <table:table-cell office:value-type="string" calcext:value-type="string">
            <text:p>Low</text:p>
          </table:table-cell>
          <table:table-cell table:number-columns-repeated="2" office:value-type="float" office:value="1" calcext:value-type="float">
            <text:p>1</text:p>
          </table:table-cell>
          <table:table-cell office:value-type="string" calcext:value-type="string">
            <text:p>Funding and Investment</text:p>
          </table:table-cell>
          <table:table-cell office:value-type="string" calcext:value-type="string">
            <text:p>page</text:p>
          </table:table-cell>
          <table:table-cell table:formula="of:=&quot;&quot;&quot;&quot;&amp;[.A17]&amp;&quot;&quot;&quot;:&quot;&amp;&quot;{&quot;&quot;q&quot;&quot;:&quot;&amp;[.G17]&amp;&quot;,&quot;&quot;r&quot;&quot;:&quot;&amp;[.H17] &amp; &quot;,&quot;&quot;short_desc&quot;&quot;:&quot;&quot;&quot;&amp;[.B17]&amp;&quot;&quot;&quot;,&quot;&amp; &quot;&quot;&quot;group&quot;&quot;:&quot;&quot;&quot; &amp; [.I17] &amp; &quot;&quot;&quot;,&quot;&quot;type&quot;&quot;:&quot;&quot;&quot;&amp;[.C17]&amp;&quot;&quot;&quot;,&quot;&quot;target:&quot;&quot;&quot;&amp;[.J17]&amp;&quot;&quot;&quot;,&quot;&quot;long_desc&quot;&quot;:&quot;&quot;&quot;&amp;[.D17]&amp;&quot;&quot;&quot;,&quot;&quot;Tools&quot;&quot;:&quot;&quot;&quot;&amp;[.E17]&amp;&quot;&quot;&quot;},&quot;" office:value-type="string" office:string-value="&quot;12&quot;:{&quot;q&quot;:1,&quot;r&quot;:1,&quot;short_desc&quot;:&quot;How much will it cost (estimates and examples)&quot;,&quot;group&quot;:&quot;Funding and Investment&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Case Studies (PFER and beyond)&quot;}," calcext:value-type="string">
            <text:p>"12":{"q":1,"r":1,"short_desc":"How much will it cost (estimates and examples)","group":"Funding and Investment","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Case Studies (PFER and beyond)"},</text:p>
          </table:table-cell>
          <table:table-cell/>
        </table:table-row>
        <table:table-row table:style-name="ro2">
          <table:table-cell office:value-type="float" office:value="13" calcext:value-type="float">
            <text:p>13</text:p>
          </table:table-cell>
          <table:table-cell office:value-type="string" calcext:value-type="string">
            <text:p>What funding routes are available</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Investment map / investor profles from risk work, Anna's crowd funding thing?, Something from IUK/Gov on national funding</text:p>
          </table:table-cell>
          <table:table-cell office:value-type="string" calcext:value-type="string">
            <text:p>Medium</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Funding and Investment</text:p>
          </table:table-cell>
          <table:table-cell office:value-type="string" calcext:value-type="string">
            <text:p>page</text:p>
          </table:table-cell>
          <table:table-cell table:formula="of:=&quot;&quot;&quot;&quot;&amp;[.A18]&amp;&quot;&quot;&quot;:&quot;&amp;&quot;{&quot;&quot;q&quot;&quot;:&quot;&amp;[.G18]&amp;&quot;,&quot;&quot;r&quot;&quot;:&quot;&amp;[.H18] &amp; &quot;,&quot;&quot;short_desc&quot;&quot;:&quot;&quot;&quot;&amp;[.B18]&amp;&quot;&quot;&quot;,&quot;&amp; &quot;&quot;&quot;group&quot;&quot;:&quot;&quot;&quot; &amp; [.I18] &amp; &quot;&quot;&quot;,&quot;&quot;type&quot;&quot;:&quot;&quot;&quot;&amp;[.C18]&amp;&quot;&quot;&quot;,&quot;&quot;target:&quot;&quot;&quot;&amp;[.J18]&amp;&quot;&quot;&quot;,&quot;&quot;long_desc&quot;&quot;:&quot;&quot;&quot;&amp;[.D18]&amp;&quot;&quot;&quot;,&quot;&quot;Tools&quot;&quot;:&quot;&quot;&quot;&amp;[.E18]&amp;&quot;&quot;&quot;},&quot;" office:value-type="string" office:string-value="&quot;13&quot;:{&quot;q&quot;:2,&quot;r&quot;:1,&quot;short_desc&quot;:&quot;What funding routes are available&quot;,&quot;group&quot;:&quot;Funding and Investment&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Investment map / investor profles from risk work, Anna's crowd funding thing?, Something from IUK/Gov on national funding&quot;}," calcext:value-type="string">
            <text:p>"13":{"q":2,"r":1,"short_desc":"What funding routes are available","group":"Funding and Investment","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Investment map / investor profles from risk work, Anna's crowd funding thing?, Something from IUK/Gov on national funding"},</text:p>
          </table:table-cell>
          <table:table-cell/>
        </table:table-row>
        <table:table-row table:style-name="ro2">
          <table:table-cell office:value-type="float" office:value="14" calcext:value-type="float">
            <text:p>14</text:p>
          </table:table-cell>
          <table:table-cell office:value-type="string" calcext:value-type="string">
            <text:p>What kinds of commercial models can be deployed</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Case Studies (PFER and beyond), UK100 resources?, Business modelling archetypes, GreenSCIES slide on models</text:p>
          </table:table-cell>
          <table:table-cell office:value-type="string" calcext:value-type="string">
            <text:p>Medium</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Funding and Investment</text:p>
          </table:table-cell>
          <table:table-cell office:value-type="string" calcext:value-type="string">
            <text:p>page</text:p>
          </table:table-cell>
          <table:table-cell table:formula="of:=&quot;&quot;&quot;&quot;&amp;[.A19]&amp;&quot;&quot;&quot;:&quot;&amp;&quot;{&quot;&quot;q&quot;&quot;:&quot;&amp;[.G19]&amp;&quot;,&quot;&quot;r&quot;&quot;:&quot;&amp;[.H19] &amp; &quot;,&quot;&quot;short_desc&quot;&quot;:&quot;&quot;&quot;&amp;[.B19]&amp;&quot;&quot;&quot;,&quot;&amp; &quot;&quot;&quot;group&quot;&quot;:&quot;&quot;&quot; &amp; [.I19] &amp; &quot;&quot;&quot;,&quot;&quot;type&quot;&quot;:&quot;&quot;&quot;&amp;[.C19]&amp;&quot;&quot;&quot;,&quot;&quot;target:&quot;&quot;&quot;&amp;[.J19]&amp;&quot;&quot;&quot;,&quot;&quot;long_desc&quot;&quot;:&quot;&quot;&quot;&amp;[.D19]&amp;&quot;&quot;&quot;,&quot;&quot;Tools&quot;&quot;:&quot;&quot;&quot;&amp;[.E19]&amp;&quot;&quot;&quot;},&quot;" office:value-type="string" office:string-value="&quot;14&quot;:{&quot;q&quot;:2,&quot;r&quot;:0,&quot;short_desc&quot;:&quot;What kinds of commercial models can be deployed&quot;,&quot;group&quot;:&quot;Funding and Investment&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Case Studies (PFER and beyond), UK100 resources?, Business modelling archetypes, GreenSCIES slide on models&quot;}," calcext:value-type="string">
            <text:p>"14":{"q":2,"r":0,"short_desc":"What kinds of commercial models can be deployed","group":"Funding and Investment","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Case Studies (PFER and beyond), UK100 resources?, Business modelling archetypes, GreenSCIES slide on models"},</text:p>
          </table:table-cell>
          <table:table-cell/>
        </table:table-row>
        <table:table-row table:style-name="ro2">
          <table:table-cell office:value-type="float" office:value="15" calcext:value-type="float">
            <text:p>15</text:p>
          </table:table-cell>
          <table:table-cell office:value-type="string" calcext:value-type="string">
            <text:p>How funding can be accessed</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IUK/Gov for public funding? Investors for private funding? Anna's report on good practice in green finance? The Regen report? Andrew Burford</text:p>
          </table:table-cell>
          <table:table-cell office:value-type="string" calcext:value-type="string">
            <text:p>Medium</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Funding and Investment</text:p>
          </table:table-cell>
          <table:table-cell office:value-type="string" calcext:value-type="string">
            <text:p>page</text:p>
          </table:table-cell>
          <table:table-cell table:formula="of:=&quot;&quot;&quot;&quot;&amp;[.A20]&amp;&quot;&quot;&quot;:&quot;&amp;&quot;{&quot;&quot;q&quot;&quot;:&quot;&amp;[.G20]&amp;&quot;,&quot;&quot;r&quot;&quot;:&quot;&amp;[.H20] &amp; &quot;,&quot;&quot;short_desc&quot;&quot;:&quot;&quot;&quot;&amp;[.B20]&amp;&quot;&quot;&quot;,&quot;&amp; &quot;&quot;&quot;group&quot;&quot;:&quot;&quot;&quot; &amp; [.I20] &amp; &quot;&quot;&quot;,&quot;&quot;type&quot;&quot;:&quot;&quot;&quot;&amp;[.C20]&amp;&quot;&quot;&quot;,&quot;&quot;target:&quot;&quot;&quot;&amp;[.J20]&amp;&quot;&quot;&quot;,&quot;&quot;long_desc&quot;&quot;:&quot;&quot;&quot;&amp;[.D20]&amp;&quot;&quot;&quot;,&quot;&quot;Tools&quot;&quot;:&quot;&quot;&quot;&amp;[.E20]&amp;&quot;&quot;&quot;},&quot;" office:value-type="string" office:string-value="&quot;15&quot;:{&quot;q&quot;:3,&quot;r&quot;:2,&quot;short_desc&quot;:&quot;How funding can be accessed&quot;,&quot;group&quot;:&quot;Funding and Investment&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IUK/Gov for public funding? Investors for private funding? Anna's report on good practice in green finance? The Regen report? Andrew Burford&quot;}," calcext:value-type="string">
            <text:p>"15":{"q":3,"r":2,"short_desc":"How funding can be accessed","group":"Funding and Investment","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IUK/Gov for public funding? Investors for private funding? Anna's report on good practice in green finance? The Regen report? Andrew Burford"},</text:p>
          </table:table-cell>
          <table:table-cell/>
        </table:table-row>
        <table:table-row table:style-name="ro2">
          <table:table-cell office:value-type="float" office:value="16" calcext:value-type="float">
            <text:p>16</text:p>
          </table:table-cell>
          <table:table-cell office:value-type="string" calcext:value-type="string">
            <text:p>How the private sector can be incentivised</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Evidence of RoI? Case studies (PFER and beyond), something on stakeholders?</text:p>
          </table:table-cell>
          <table:table-cell office:value-type="string" calcext:value-type="string">
            <text:p>Low</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Funding and Investment</text:p>
          </table:table-cell>
          <table:table-cell office:value-type="string" calcext:value-type="string">
            <text:p>page</text:p>
          </table:table-cell>
          <table:table-cell table:formula="of:=&quot;&quot;&quot;&quot;&amp;[.A21]&amp;&quot;&quot;&quot;:&quot;&amp;&quot;{&quot;&quot;q&quot;&quot;:&quot;&amp;[.G21]&amp;&quot;,&quot;&quot;r&quot;&quot;:&quot;&amp;[.H21] &amp; &quot;,&quot;&quot;short_desc&quot;&quot;:&quot;&quot;&quot;&amp;[.B21]&amp;&quot;&quot;&quot;,&quot;&amp; &quot;&quot;&quot;group&quot;&quot;:&quot;&quot;&quot; &amp; [.I21] &amp; &quot;&quot;&quot;,&quot;&quot;type&quot;&quot;:&quot;&quot;&quot;&amp;[.C21]&amp;&quot;&quot;&quot;,&quot;&quot;target:&quot;&quot;&quot;&amp;[.J21]&amp;&quot;&quot;&quot;,&quot;&quot;long_desc&quot;&quot;:&quot;&quot;&quot;&amp;[.D21]&amp;&quot;&quot;&quot;,&quot;&quot;Tools&quot;&quot;:&quot;&quot;&quot;&amp;[.E21]&amp;&quot;&quot;&quot;},&quot;" office:value-type="string" office:string-value="&quot;16&quot;:{&quot;q&quot;:3,&quot;r&quot;:1,&quot;short_desc&quot;:&quot;How the private sector can be incentivised&quot;,&quot;group&quot;:&quot;Funding and Investment&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Evidence of RoI? Case studies (PFER and beyond), something on stakeholders?&quot;}," calcext:value-type="string">
            <text:p>"16":{"q":3,"r":1,"short_desc":"How the private sector can be incentivised","group":"Funding and Investment","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Evidence of RoI? Case studies (PFER and beyond), something on stakeholders?"},</text:p>
          </table:table-cell>
          <table:table-cell/>
        </table:table-row>
        <table:table-row table:style-name="ro2">
          <table:table-cell office:value-type="float" office:value="17" calcext:value-type="float">
            <text:p>17</text:p>
          </table:table-cell>
          <table:table-cell office:value-type="string" calcext:value-type="string">
            <text:p>How the system can become self-sustaining</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Case Studies (PFER and beyond)</text:p>
          </table:table-cell>
          <table:table-cell office:value-type="string" calcext:value-type="string">
            <text:p>Low</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Funding and Investment</text:p>
          </table:table-cell>
          <table:table-cell office:value-type="string" calcext:value-type="string">
            <text:p>page</text:p>
          </table:table-cell>
          <table:table-cell table:formula="of:=&quot;&quot;&quot;&quot;&amp;[.A22]&amp;&quot;&quot;&quot;:&quot;&amp;&quot;{&quot;&quot;q&quot;&quot;:&quot;&amp;[.G22]&amp;&quot;,&quot;&quot;r&quot;&quot;:&quot;&amp;[.H22] &amp; &quot;,&quot;&quot;short_desc&quot;&quot;:&quot;&quot;&quot;&amp;[.B22]&amp;&quot;&quot;&quot;,&quot;&amp; &quot;&quot;&quot;group&quot;&quot;:&quot;&quot;&quot; &amp; [.I22] &amp; &quot;&quot;&quot;,&quot;&quot;type&quot;&quot;:&quot;&quot;&quot;&amp;[.C22]&amp;&quot;&quot;&quot;,&quot;&quot;target:&quot;&quot;&quot;&amp;[.J22]&amp;&quot;&quot;&quot;,&quot;&quot;long_desc&quot;&quot;:&quot;&quot;&quot;&amp;[.D22]&amp;&quot;&quot;&quot;,&quot;&quot;Tools&quot;&quot;:&quot;&quot;&quot;&amp;[.E22]&amp;&quot;&quot;&quot;},&quot;" office:value-type="string" office:string-value="&quot;17&quot;:{&quot;q&quot;:3,&quot;r&quot;:0,&quot;short_desc&quot;:&quot;How the system can become self-sustaining&quot;,&quot;group&quot;:&quot;Funding and Investment&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Case Studies (PFER and beyond)&quot;}," calcext:value-type="string">
            <text:p>"17":{"q":3,"r":0,"short_desc":"How the system can become self-sustaining","group":"Funding and Investment","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Case Studies (PFER and beyond)"},</text:p>
          </table:table-cell>
          <table:table-cell/>
        </table:table-row>
        <table:table-row table:style-name="ro2">
          <table:table-cell office:value-type="float" office:value="18" calcext:value-type="float">
            <text:p>18</text:p>
          </table:table-cell>
          <table:table-cell office:value-type="string" calcext:value-type="string">
            <text:p>Case studies of successful funding access and use</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Case Studies (PFER and beyond)</text:p>
          </table:table-cell>
          <table:table-cell office:value-type="string" calcext:value-type="string">
            <text:p>Low</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Funding and Investment</text:p>
          </table:table-cell>
          <table:table-cell office:value-type="string" calcext:value-type="string">
            <text:p>page</text:p>
          </table:table-cell>
          <table:table-cell table:formula="of:=&quot;&quot;&quot;&quot;&amp;[.A23]&amp;&quot;&quot;&quot;:&quot;&amp;&quot;{&quot;&quot;q&quot;&quot;:&quot;&amp;[.G23]&amp;&quot;,&quot;&quot;r&quot;&quot;:&quot;&amp;[.H23] &amp; &quot;,&quot;&quot;short_desc&quot;&quot;:&quot;&quot;&quot;&amp;[.B23]&amp;&quot;&quot;&quot;,&quot;&amp; &quot;&quot;&quot;group&quot;&quot;:&quot;&quot;&quot; &amp; [.I23] &amp; &quot;&quot;&quot;,&quot;&quot;type&quot;&quot;:&quot;&quot;&quot;&amp;[.C23]&amp;&quot;&quot;&quot;,&quot;&quot;target:&quot;&quot;&quot;&amp;[.J23]&amp;&quot;&quot;&quot;,&quot;&quot;long_desc&quot;&quot;:&quot;&quot;&quot;&amp;[.D23]&amp;&quot;&quot;&quot;,&quot;&quot;Tools&quot;&quot;:&quot;&quot;&quot;&amp;[.E23]&amp;&quot;&quot;&quot;},&quot;" office:value-type="string" office:string-value="&quot;18&quot;:{&quot;q&quot;:4,&quot;r&quot;:1,&quot;short_desc&quot;:&quot;Case studies of successful funding access and use&quot;,&quot;group&quot;:&quot;Funding and Investment&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Case Studies (PFER and beyond)&quot;}," calcext:value-type="string">
            <text:p>"18":{"q":4,"r":1,"short_desc":"Case studies of successful funding access and use","group":"Funding and Investment","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Case Studies (PFER and beyond)"},</text:p>
          </table:table-cell>
          <table:table-cell/>
        </table:table-row>
        <table:table-row table:style-name="ro2">
          <table:table-cell office:value-type="float" office:value="19" calcext:value-type="float">
            <text:p>19</text:p>
          </table:table-cell>
          <table:table-cell office:value-type="string" calcext:value-type="string">
            <text:p>Case studies of successful commercial models</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Case Studies (PFER and beyond), Delta-EE case studies</text:p>
          </table:table-cell>
          <table:table-cell office:value-type="string" calcext:value-type="string">
            <text:p>Medium</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Funding and Investment</text:p>
          </table:table-cell>
          <table:table-cell office:value-type="string" calcext:value-type="string">
            <text:p>page</text:p>
          </table:table-cell>
          <table:table-cell table:formula="of:=&quot;&quot;&quot;&quot;&amp;[.A24]&amp;&quot;&quot;&quot;:&quot;&amp;&quot;{&quot;&quot;q&quot;&quot;:&quot;&amp;[.G24]&amp;&quot;,&quot;&quot;r&quot;&quot;:&quot;&amp;[.H24] &amp; &quot;,&quot;&quot;short_desc&quot;&quot;:&quot;&quot;&quot;&amp;[.B24]&amp;&quot;&quot;&quot;,&quot;&amp; &quot;&quot;&quot;group&quot;&quot;:&quot;&quot;&quot; &amp; [.I24] &amp; &quot;&quot;&quot;,&quot;&quot;type&quot;&quot;:&quot;&quot;&quot;&amp;[.C24]&amp;&quot;&quot;&quot;,&quot;&quot;target:&quot;&quot;&quot;&amp;[.J24]&amp;&quot;&quot;&quot;,&quot;&quot;long_desc&quot;&quot;:&quot;&quot;&quot;&amp;[.D24]&amp;&quot;&quot;&quot;,&quot;&quot;Tools&quot;&quot;:&quot;&quot;&quot;&amp;[.E24]&amp;&quot;&quot;&quot;},&quot;" office:value-type="string" office:string-value="&quot;19&quot;:{&quot;q&quot;:4,&quot;r&quot;:0,&quot;short_desc&quot;:&quot;Case studies of successful commercial models&quot;,&quot;group&quot;:&quot;Funding and Investment&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Case Studies (PFER and beyond), Delta-EE case studies&quot;}," calcext:value-type="string">
            <text:p>"19":{"q":4,"r":0,"short_desc":"Case studies of successful commercial models","group":"Funding and Investment","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Case Studies (PFER and beyond), Delta-EE case studies"},</text:p>
          </table:table-cell>
          <table:table-cell/>
        </table:table-row>
        <table:table-row table:style-name="ro2">
          <table:table-cell office:value-type="float" office:value="20" calcext:value-type="float">
            <text:p>20</text:p>
          </table:table-cell>
          <table:table-cell office:value-type="string" calcext:value-type="string">
            <text:p>Roadmap of steps to delivery</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ERIS to develop, probably base it on the BEIS stages for local energy system</text:p>
          </table:table-cell>
          <table:table-cell office:value-type="string" calcext:value-type="string">
            <text:p>Low</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Roadmap and Timelines</text:p>
          </table:table-cell>
          <table:table-cell office:value-type="string" calcext:value-type="string">
            <text:p>page</text:p>
          </table:table-cell>
          <table:table-cell table:formula="of:=&quot;&quot;&quot;&quot;&amp;[.A25]&amp;&quot;&quot;&quot;:&quot;&amp;&quot;{&quot;&quot;q&quot;&quot;:&quot;&amp;[.G25]&amp;&quot;,&quot;&quot;r&quot;&quot;:&quot;&amp;[.H25] &amp; &quot;,&quot;&quot;short_desc&quot;&quot;:&quot;&quot;&quot;&amp;[.B25]&amp;&quot;&quot;&quot;,&quot;&amp; &quot;&quot;&quot;group&quot;&quot;:&quot;&quot;&quot; &amp; [.I25] &amp; &quot;&quot;&quot;,&quot;&quot;type&quot;&quot;:&quot;&quot;&quot;&amp;[.C25]&amp;&quot;&quot;&quot;,&quot;&quot;target:&quot;&quot;&quot;&amp;[.J25]&amp;&quot;&quot;&quot;,&quot;&quot;long_desc&quot;&quot;:&quot;&quot;&quot;&amp;[.D25]&amp;&quot;&quot;&quot;,&quot;&quot;Tools&quot;&quot;:&quot;&quot;&quot;&amp;[.E25]&amp;&quot;&quot;&quot;},&quot;" office:value-type="string" office:string-value="&quot;20&quot;:{&quot;q&quot;:5,&quot;r&quot;:1,&quot;short_desc&quot;:&quot;Roadmap of steps to delivery&quot;,&quot;group&quot;:&quot;Roadmap and Timelines&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ERIS to develop, probably base it on the BEIS stages for local energy system&quot;}," calcext:value-type="string">
            <text:p>"20":{"q":5,"r":1,"short_desc":"Roadmap of steps to delivery","group":"Roadmap and Timelines","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ERIS to develop, probably base it on the BEIS stages for local energy system"},</text:p>
          </table:table-cell>
          <table:table-cell/>
        </table:table-row>
        <table:table-row table:style-name="ro2">
          <table:table-cell office:value-type="float" office:value="21" calcext:value-type="float">
            <text:p>21</text:p>
          </table:table-cell>
          <table:table-cell office:value-type="string" calcext:value-type="string">
            <text:p>How long it will take (estimates and case study examples)</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Case Studies (PFER and beyond)</text:p>
          </table:table-cell>
          <table:table-cell office:value-type="string" calcext:value-type="string">
            <text:p>Low</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Roadmap and Timelines</text:p>
          </table:table-cell>
          <table:table-cell office:value-type="string" calcext:value-type="string">
            <text:p>page</text:p>
          </table:table-cell>
          <table:table-cell table:formula="of:=&quot;&quot;&quot;&quot;&amp;[.A26]&amp;&quot;&quot;&quot;:&quot;&amp;&quot;{&quot;&quot;q&quot;&quot;:&quot;&amp;[.G26]&amp;&quot;,&quot;&quot;r&quot;&quot;:&quot;&amp;[.H26] &amp; &quot;,&quot;&quot;short_desc&quot;&quot;:&quot;&quot;&quot;&amp;[.B26]&amp;&quot;&quot;&quot;,&quot;&amp; &quot;&quot;&quot;group&quot;&quot;:&quot;&quot;&quot; &amp; [.I26] &amp; &quot;&quot;&quot;,&quot;&quot;type&quot;&quot;:&quot;&quot;&quot;&amp;[.C26]&amp;&quot;&quot;&quot;,&quot;&quot;target:&quot;&quot;&quot;&amp;[.J26]&amp;&quot;&quot;&quot;,&quot;&quot;long_desc&quot;&quot;:&quot;&quot;&quot;&amp;[.D26]&amp;&quot;&quot;&quot;,&quot;&quot;Tools&quot;&quot;:&quot;&quot;&quot;&amp;[.E26]&amp;&quot;&quot;&quot;},&quot;" office:value-type="string" office:string-value="&quot;21&quot;:{&quot;q&quot;:6,&quot;r&quot;:2,&quot;short_desc&quot;:&quot;How long it will take (estimates and case study examples)&quot;,&quot;group&quot;:&quot;Roadmap and Timelines&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Case Studies (PFER and beyond)&quot;}," calcext:value-type="string">
            <text:p>"21":{"q":6,"r":2,"short_desc":"How long it will take (estimates and case study examples)","group":"Roadmap and Timelines","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Case Studies (PFER and beyond)"},</text:p>
          </table:table-cell>
          <table:table-cell/>
        </table:table-row>
        <table:table-row table:style-name="ro2">
          <table:table-cell office:value-type="float" office:value="22" calcext:value-type="float">
            <text:p>22</text:p>
          </table:table-cell>
          <table:table-cell office:value-type="string" calcext:value-type="string">
            <text:p>What knowledge, capability and outcomes are necessary at each step</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Innovation Funnel, maturity matrices from ESIG</text:p>
          </table:table-cell>
          <table:table-cell office:value-type="string" calcext:value-type="string">
            <text:p>Medium</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Roadmap and Timelines</text:p>
          </table:table-cell>
          <table:table-cell office:value-type="string" calcext:value-type="string">
            <text:p>page</text:p>
          </table:table-cell>
          <table:table-cell table:formula="of:=&quot;&quot;&quot;&quot;&amp;[.A27]&amp;&quot;&quot;&quot;:&quot;&amp;&quot;{&quot;&quot;q&quot;&quot;:&quot;&amp;[.G27]&amp;&quot;,&quot;&quot;r&quot;&quot;:&quot;&amp;[.H27] &amp; &quot;,&quot;&quot;short_desc&quot;&quot;:&quot;&quot;&quot;&amp;[.B27]&amp;&quot;&quot;&quot;,&quot;&amp; &quot;&quot;&quot;group&quot;&quot;:&quot;&quot;&quot; &amp; [.I27] &amp; &quot;&quot;&quot;,&quot;&quot;type&quot;&quot;:&quot;&quot;&quot;&amp;[.C27]&amp;&quot;&quot;&quot;,&quot;&quot;target:&quot;&quot;&quot;&amp;[.J27]&amp;&quot;&quot;&quot;,&quot;&quot;long_desc&quot;&quot;:&quot;&quot;&quot;&amp;[.D27]&amp;&quot;&quot;&quot;,&quot;&quot;Tools&quot;&quot;:&quot;&quot;&quot;&amp;[.E27]&amp;&quot;&quot;&quot;},&quot;" office:value-type="string" office:string-value="&quot;22&quot;:{&quot;q&quot;:6,&quot;r&quot;:1,&quot;short_desc&quot;:&quot;What knowledge, capability and outcomes are necessary at each step&quot;,&quot;group&quot;:&quot;Roadmap and Timelines&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Innovation Funnel, maturity matrices from ESIG&quot;}," calcext:value-type="string">
            <text:p>"22":{"q":6,"r":1,"short_desc":"What knowledge, capability and outcomes are necessary at each step","group":"Roadmap and Timelines","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Innovation Funnel, maturity matrices from ESIG"},</text:p>
          </table:table-cell>
          <table:table-cell/>
        </table:table-row>
        <table:table-row table:style-name="ro2">
          <table:table-cell office:value-type="float" office:value="23" calcext:value-type="float">
            <text:p>23</text:p>
          </table:table-cell>
          <table:table-cell office:value-type="string" calcext:value-type="string">
            <text:p>When it will deliver benefits and impact</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Case Studies (PFER and beyond)</text:p>
          </table:table-cell>
          <table:table-cell office:value-type="string" calcext:value-type="string">
            <text:p>Low</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Roadmap and Timelines</text:p>
          </table:table-cell>
          <table:table-cell office:value-type="string" calcext:value-type="string">
            <text:p>page</text:p>
          </table:table-cell>
          <table:table-cell table:formula="of:=&quot;&quot;&quot;&quot;&amp;[.A28]&amp;&quot;&quot;&quot;:&quot;&amp;&quot;{&quot;&quot;q&quot;&quot;:&quot;&amp;[.G28]&amp;&quot;,&quot;&quot;r&quot;&quot;:&quot;&amp;[.H28] &amp; &quot;,&quot;&quot;short_desc&quot;&quot;:&quot;&quot;&quot;&amp;[.B28]&amp;&quot;&quot;&quot;,&quot;&amp; &quot;&quot;&quot;group&quot;&quot;:&quot;&quot;&quot; &amp; [.I28] &amp; &quot;&quot;&quot;,&quot;&quot;type&quot;&quot;:&quot;&quot;&quot;&amp;[.C28]&amp;&quot;&quot;&quot;,&quot;&quot;target:&quot;&quot;&quot;&amp;[.J28]&amp;&quot;&quot;&quot;,&quot;&quot;long_desc&quot;&quot;:&quot;&quot;&quot;&amp;[.D28]&amp;&quot;&quot;&quot;,&quot;&quot;Tools&quot;&quot;:&quot;&quot;&quot;&amp;[.E28]&amp;&quot;&quot;&quot;},&quot;" office:value-type="string" office:string-value="&quot;23&quot;:{&quot;q&quot;:7,&quot;r&quot;:3,&quot;short_desc&quot;:&quot;When it will deliver benefits and impact&quot;,&quot;group&quot;:&quot;Roadmap and Timelines&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Case Studies (PFER and beyond)&quot;}," calcext:value-type="string">
            <text:p>"23":{"q":7,"r":3,"short_desc":"When it will deliver benefits and impact","group":"Roadmap and Timelines","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Case Studies (PFER and beyond)"},</text:p>
          </table:table-cell>
          <table:table-cell/>
        </table:table-row>
        <table:table-row table:style-name="ro2">
          <table:table-cell office:value-type="float" office:value="24" calcext:value-type="float">
            <text:p>24</text:p>
          </table:table-cell>
          <table:table-cell office:value-type="string" calcext:value-type="string">
            <text:p>Common blockers and their mitigations</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Risk logs, categorising and reducing risks, Friction points from Tom Furlong</text:p>
          </table:table-cell>
          <table:table-cell office:value-type="string" calcext:value-type="string">
            <text:p>Medium</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Roadmap and Timelines</text:p>
          </table:table-cell>
          <table:table-cell office:value-type="string" calcext:value-type="string">
            <text:p>page</text:p>
          </table:table-cell>
          <table:table-cell table:formula="of:=&quot;&quot;&quot;&quot;&amp;[.A29]&amp;&quot;&quot;&quot;:&quot;&amp;&quot;{&quot;&quot;q&quot;&quot;:&quot;&amp;[.G29]&amp;&quot;,&quot;&quot;r&quot;&quot;:&quot;&amp;[.H29] &amp; &quot;,&quot;&quot;short_desc&quot;&quot;:&quot;&quot;&quot;&amp;[.B29]&amp;&quot;&quot;&quot;,&quot;&amp; &quot;&quot;&quot;group&quot;&quot;:&quot;&quot;&quot; &amp; [.I29] &amp; &quot;&quot;&quot;,&quot;&quot;type&quot;&quot;:&quot;&quot;&quot;&amp;[.C29]&amp;&quot;&quot;&quot;,&quot;&quot;target:&quot;&quot;&quot;&amp;[.J29]&amp;&quot;&quot;&quot;,&quot;&quot;long_desc&quot;&quot;:&quot;&quot;&quot;&amp;[.D29]&amp;&quot;&quot;&quot;,&quot;&quot;Tools&quot;&quot;:&quot;&quot;&quot;&amp;[.E29]&amp;&quot;&quot;&quot;},&quot;" office:value-type="string" office:string-value="&quot;24&quot;:{&quot;q&quot;:7,&quot;r&quot;:2,&quot;short_desc&quot;:&quot;Common blockers and their mitigations&quot;,&quot;group&quot;:&quot;Roadmap and Timelines&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Risk logs, categorising and reducing risks, Friction points from Tom Furlong&quot;}," calcext:value-type="string">
            <text:p>"24":{"q":7,"r":2,"short_desc":"Common blockers and their mitigations","group":"Roadmap and Timelines","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Risk logs, categorising and reducing risks, Friction points from Tom Furlong"},</text:p>
          </table:table-cell>
          <table:table-cell/>
        </table:table-row>
        <table:table-row table:style-name="ro2">
          <table:table-cell office:value-type="float" office:value="25" calcext:value-type="float">
            <text:p>25</text:p>
          </table:table-cell>
          <table:table-cell office:value-type="string" calcext:value-type="string">
            <text:p>Where to get the knowledge needed and capability at each step</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ERIS to develop SLES Capability Directory</text:p>
          </table:table-cell>
          <table:table-cell office:value-type="string" calcext:value-type="string">
            <text:p>Low</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Roadmap and Timelines</text:p>
          </table:table-cell>
          <table:table-cell office:value-type="string" calcext:value-type="string">
            <text:p>page</text:p>
          </table:table-cell>
          <table:table-cell table:formula="of:=&quot;&quot;&quot;&quot;&amp;[.A30]&amp;&quot;&quot;&quot;:&quot;&amp;&quot;{&quot;&quot;q&quot;&quot;:&quot;&amp;[.G30]&amp;&quot;,&quot;&quot;r&quot;&quot;:&quot;&amp;[.H30] &amp; &quot;,&quot;&quot;short_desc&quot;&quot;:&quot;&quot;&quot;&amp;[.B30]&amp;&quot;&quot;&quot;,&quot;&amp; &quot;&quot;&quot;group&quot;&quot;:&quot;&quot;&quot; &amp; [.I30] &amp; &quot;&quot;&quot;,&quot;&quot;type&quot;&quot;:&quot;&quot;&quot;&amp;[.C30]&amp;&quot;&quot;&quot;,&quot;&quot;target:&quot;&quot;&quot;&amp;[.J30]&amp;&quot;&quot;&quot;,&quot;&quot;long_desc&quot;&quot;:&quot;&quot;&quot;&amp;[.D30]&amp;&quot;&quot;&quot;,&quot;&quot;Tools&quot;&quot;:&quot;&quot;&quot;&amp;[.E30]&amp;&quot;&quot;&quot;},&quot;" office:value-type="string" office:string-value="&quot;25&quot;:{&quot;q&quot;:7,&quot;r&quot;:1,&quot;short_desc&quot;:&quot;Where to get the knowledge needed and capability at each step&quot;,&quot;group&quot;:&quot;Roadmap and Timelines&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ERIS to develop SLES Capability Directory&quot;}," calcext:value-type="string">
            <text:p>"25":{"q":7,"r":1,"short_desc":"Where to get the knowledge needed and capability at each step","group":"Roadmap and Timelines","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ERIS to develop SLES Capability Directory"},</text:p>
          </table:table-cell>
          <table:table-cell/>
        </table:table-row>
        <table:table-row table:style-name="ro2">
          <table:table-cell office:value-type="float" office:value="26" calcext:value-type="float">
            <text:p>26</text:p>
          </table:table-cell>
          <table:table-cell office:value-type="string" calcext:value-type="string">
            <text:p>Resources and Supply Chain</text:p>
          </table:table-cell>
          <table:table-cell office:value-type="string" calcext:value-type="string">
            <text:p>Navigation</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table:number-columns-repeated="2"/>
          <table:table-cell office:value-type="float" office:value="8" calcext:value-type="float">
            <text:p>8</text:p>
          </table:table-cell>
          <table:table-cell office:value-type="float" office:value="0" calcext:value-type="float">
            <text:p>0</text:p>
          </table:table-cell>
          <table:table-cell office:value-type="string" calcext:value-type="string">
            <text:p>Roadmap and Timelines</text:p>
          </table:table-cell>
          <table:table-cell/>
          <table:table-cell table:formula="of:=&quot;&quot;&quot;&quot;&amp;[.A31]&amp;&quot;&quot;&quot;:&quot;&amp;&quot;{&quot;&quot;q&quot;&quot;:&quot;&amp;[.G31]&amp;&quot;,&quot;&quot;r&quot;&quot;:&quot;&amp;[.H31] &amp; &quot;,&quot;&quot;short_desc&quot;&quot;:&quot;&quot;&quot;&amp;[.B31]&amp;&quot;&quot;&quot;,&quot;&amp; &quot;&quot;&quot;group&quot;&quot;:&quot;&quot;&quot; &amp; [.I31] &amp; &quot;&quot;&quot;,&quot;&quot;type&quot;&quot;:&quot;&quot;&quot;&amp;[.C31]&amp;&quot;&quot;&quot;,&quot;&quot;target:&quot;&quot;&quot;&amp;[.J31]&amp;&quot;&quot;&quot;,&quot;&quot;long_desc&quot;&quot;:&quot;&quot;&quot;&amp;[.D31]&amp;&quot;&quot;&quot;,&quot;&quot;Tools&quot;&quot;:&quot;&quot;&quot;&amp;[.E31]&amp;&quot;&quot;&quot;},&quot;" office:value-type="string" office:string-value="&quot;26&quot;:{&quot;q&quot;:8,&quot;r&quot;:0,&quot;short_desc&quot;:&quot;Resources and Supply Chain&quot;,&quot;group&quot;:&quot;Roadmap and Timelines&quot;,&quot;type&quot;:&quot;Navigation&quot;,&quot;target:&quot;&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quot;}," calcext:value-type="string">
            <text:p>"26":{"q":8,"r":0,"short_desc":"Resources and Supply Chain","group":"Roadmap and Timelines","type":"Navigation","target:"","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text:p>
          </table:table-cell>
          <table:table-cell/>
        </table:table-row>
        <table:table-row table:style-name="ro2">
          <table:table-cell office:value-type="float" office:value="27" calcext:value-type="float">
            <text:p>27</text:p>
          </table:table-cell>
          <table:table-cell office:value-type="string" calcext:value-type="string">
            <text:p>Case study examples of relevant projects</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Case Studies (PFER and beyond)</text:p>
          </table:table-cell>
          <table:table-cell office:value-type="string" calcext:value-type="string">
            <text:p>Medium</text:p>
          </table:table-cell>
          <table:table-cell table:number-columns-repeated="2" office:value-type="float" office:value="1" calcext:value-type="float">
            <text:p>1</text:p>
          </table:table-cell>
          <table:table-cell office:value-type="string" calcext:value-type="string">
            <text:p>Horizon Scanning</text:p>
          </table:table-cell>
          <table:table-cell office:value-type="string" calcext:value-type="string">
            <text:p>page</text:p>
          </table:table-cell>
          <table:table-cell table:formula="of:=&quot;&quot;&quot;&quot;&amp;[.A32]&amp;&quot;&quot;&quot;:&quot;&amp;&quot;{&quot;&quot;q&quot;&quot;:&quot;&amp;[.G32]&amp;&quot;,&quot;&quot;r&quot;&quot;:&quot;&amp;[.H32] &amp; &quot;,&quot;&quot;short_desc&quot;&quot;:&quot;&quot;&quot;&amp;[.B32]&amp;&quot;&quot;&quot;,&quot;&amp; &quot;&quot;&quot;group&quot;&quot;:&quot;&quot;&quot; &amp; [.I32] &amp; &quot;&quot;&quot;,&quot;&quot;type&quot;&quot;:&quot;&quot;&quot;&amp;[.C32]&amp;&quot;&quot;&quot;,&quot;&quot;target:&quot;&quot;&quot;&amp;[.J32]&amp;&quot;&quot;&quot;,&quot;&quot;long_desc&quot;&quot;:&quot;&quot;&quot;&amp;[.D32]&amp;&quot;&quot;&quot;,&quot;&quot;Tools&quot;&quot;:&quot;&quot;&quot;&amp;[.E32]&amp;&quot;&quot;&quot;},&quot;" office:value-type="string" office:string-value="&quot;27&quot;:{&quot;q&quot;:1,&quot;r&quot;:1,&quot;short_desc&quot;:&quot;Case study examples of relevant projects&quot;,&quot;group&quot;:&quot;Horizon Scanning&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Case Studies (PFER and beyond)&quot;}," calcext:value-type="string">
            <text:p>"27":{"q":1,"r":1,"short_desc":"Case study examples of relevant projects","group":"Horizon Scanning","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Case Studies (PFER and beyond)"},</text:p>
          </table:table-cell>
          <table:table-cell/>
        </table:table-row>
        <table:table-row table:style-name="ro2">
          <table:table-cell office:value-type="float" office:value="28" calcext:value-type="float">
            <text:p>28</text:p>
          </table:table-cell>
          <table:table-cell office:value-type="string" calcext:value-type="string">
            <text:p>Projects that need to happen or are planned to happen</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LEPs, EnergyHubs - signposting (not just energy, but also whole system), Whole Systems plans within LAs</text:p>
          </table:table-cell>
          <table:table-cell office:value-type="string" calcext:value-type="string">
            <text:p>Medium</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Horizon Scanning</text:p>
          </table:table-cell>
          <table:table-cell office:value-type="string" calcext:value-type="string">
            <text:p>page</text:p>
          </table:table-cell>
          <table:table-cell table:formula="of:=&quot;&quot;&quot;&quot;&amp;[.A33]&amp;&quot;&quot;&quot;:&quot;&amp;&quot;{&quot;&quot;q&quot;&quot;:&quot;&amp;[.G33]&amp;&quot;,&quot;&quot;r&quot;&quot;:&quot;&amp;[.H33] &amp; &quot;,&quot;&quot;short_desc&quot;&quot;:&quot;&quot;&quot;&amp;[.B33]&amp;&quot;&quot;&quot;,&quot;&amp; &quot;&quot;&quot;group&quot;&quot;:&quot;&quot;&quot; &amp; [.I33] &amp; &quot;&quot;&quot;,&quot;&quot;type&quot;&quot;:&quot;&quot;&quot;&amp;[.C33]&amp;&quot;&quot;&quot;,&quot;&quot;target:&quot;&quot;&quot;&amp;[.J33]&amp;&quot;&quot;&quot;,&quot;&quot;long_desc&quot;&quot;:&quot;&quot;&quot;&amp;[.D33]&amp;&quot;&quot;&quot;,&quot;&quot;Tools&quot;&quot;:&quot;&quot;&quot;&amp;[.E33]&amp;&quot;&quot;&quot;},&quot;" office:value-type="string" office:string-value="&quot;28&quot;:{&quot;q&quot;:2,&quot;r&quot;:0,&quot;short_desc&quot;:&quot;Projects that need to happen or are planned to happen&quot;,&quot;group&quot;:&quot;Horizon Scanning&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LEPs, EnergyHubs - signposting (not just energy, but also whole system), Whole Systems plans within LAs&quot;}," calcext:value-type="string">
            <text:p>"28":{"q":2,"r":0,"short_desc":"Projects that need to happen or are planned to happen","group":"Horizon Scanning","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LEPs, EnergyHubs - signposting (not just energy, but also whole system), Whole Systems plans within LAs"},</text:p>
          </table:table-cell>
          <table:table-cell/>
        </table:table-row>
        <table:table-row table:style-name="ro2">
          <table:table-cell office:value-type="float" office:value="29" calcext:value-type="float">
            <text:p>29</text:p>
          </table:table-cell>
          <table:table-cell office:value-type="string" calcext:value-type="string">
            <text:p>Successful past or present projects</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Case Studies (PFER and beyond)</text:p>
          </table:table-cell>
          <table:table-cell office:value-type="string" calcext:value-type="string">
            <text:p>Medium</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orizon Scanning</text:p>
          </table:table-cell>
          <table:table-cell office:value-type="string" calcext:value-type="string">
            <text:p>page</text:p>
          </table:table-cell>
          <table:table-cell table:formula="of:=&quot;&quot;&quot;&quot;&amp;[.A34]&amp;&quot;&quot;&quot;:&quot;&amp;&quot;{&quot;&quot;q&quot;&quot;:&quot;&amp;[.G34]&amp;&quot;,&quot;&quot;r&quot;&quot;:&quot;&amp;[.H34] &amp; &quot;,&quot;&quot;short_desc&quot;&quot;:&quot;&quot;&quot;&amp;[.B34]&amp;&quot;&quot;&quot;,&quot;&amp; &quot;&quot;&quot;group&quot;&quot;:&quot;&quot;&quot; &amp; [.I34] &amp; &quot;&quot;&quot;,&quot;&quot;type&quot;&quot;:&quot;&quot;&quot;&amp;[.C34]&amp;&quot;&quot;&quot;,&quot;&quot;target:&quot;&quot;&quot;&amp;[.J34]&amp;&quot;&quot;&quot;,&quot;&quot;long_desc&quot;&quot;:&quot;&quot;&quot;&amp;[.D34]&amp;&quot;&quot;&quot;,&quot;&quot;Tools&quot;&quot;:&quot;&quot;&quot;&amp;[.E34]&amp;&quot;&quot;&quot;},&quot;" office:value-type="string" office:string-value="&quot;29&quot;:{&quot;q&quot;:2,&quot;r&quot;:1,&quot;short_desc&quot;:&quot;Successful past or present projects&quot;,&quot;group&quot;:&quot;Horizon Scanning&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Case Studies (PFER and beyond)&quot;}," calcext:value-type="string">
            <text:p>"29":{"q":2,"r":1,"short_desc":"Successful past or present projects","group":"Horizon Scanning","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Case Studies (PFER and beyond)"},</text:p>
          </table:table-cell>
          <table:table-cell/>
        </table:table-row>
        <table:table-row table:style-name="ro2">
          <table:table-cell office:value-type="float" office:value="30" calcext:value-type="float">
            <text:p>30</text:p>
          </table:table-cell>
          <table:table-cell office:value-type="string" calcext:value-type="string">
            <text:p>Location information and key contacts</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Case Study directory</text:p>
          </table:table-cell>
          <table:table-cell office:value-type="string" calcext:value-type="string">
            <text:p>Medium</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orizon Scanning</text:p>
          </table:table-cell>
          <table:table-cell office:value-type="string" calcext:value-type="string">
            <text:p>page</text:p>
          </table:table-cell>
          <table:table-cell table:formula="of:=&quot;&quot;&quot;&quot;&amp;[.A35]&amp;&quot;&quot;&quot;:&quot;&amp;&quot;{&quot;&quot;q&quot;&quot;:&quot;&amp;[.G35]&amp;&quot;,&quot;&quot;r&quot;&quot;:&quot;&amp;[.H35] &amp; &quot;,&quot;&quot;short_desc&quot;&quot;:&quot;&quot;&quot;&amp;[.B35]&amp;&quot;&quot;&quot;,&quot;&amp; &quot;&quot;&quot;group&quot;&quot;:&quot;&quot;&quot; &amp; [.I35] &amp; &quot;&quot;&quot;,&quot;&quot;type&quot;&quot;:&quot;&quot;&quot;&amp;[.C35]&amp;&quot;&quot;&quot;,&quot;&quot;target:&quot;&quot;&quot;&amp;[.J35]&amp;&quot;&quot;&quot;,&quot;&quot;long_desc&quot;&quot;:&quot;&quot;&quot;&amp;[.D35]&amp;&quot;&quot;&quot;,&quot;&quot;Tools&quot;&quot;:&quot;&quot;&quot;&amp;[.E35]&amp;&quot;&quot;&quot;},&quot;" office:value-type="string" office:string-value="&quot;30&quot;:{&quot;q&quot;:3,&quot;r&quot;:1,&quot;short_desc&quot;:&quot;Location information and key contacts&quot;,&quot;group&quot;:&quot;Horizon Scanning&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Case Study directory&quot;}," calcext:value-type="string">
            <text:p>"30":{"q":3,"r":1,"short_desc":"Location information and key contacts","group":"Horizon Scanning","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Case Study directory"},</text:p>
          </table:table-cell>
          <table:table-cell/>
        </table:table-row>
        <table:table-row table:style-name="ro2">
          <table:table-cell office:value-type="float" office:value="31" calcext:value-type="float">
            <text:p>31</text:p>
          </table:table-cell>
          <table:table-cell office:value-type="string" calcext:value-type="string">
            <text:p>Profile and index of skills and capabilities necessary for delivery</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ERIS to develop skills matrix based on SLES Capability Directory</text:p>
          </table:table-cell>
          <table:table-cell office:value-type="string" calcext:value-type="string">
            <text:p>Low</text:p>
          </table:table-cell>
          <table:table-cell table:number-columns-repeated="2" office:value-type="float" office:value="1" calcext:value-type="float">
            <text:p>1</text:p>
          </table:table-cell>
          <table:table-cell office:value-type="string" calcext:value-type="string">
            <text:p>Resources and Supply Chain</text:p>
          </table:table-cell>
          <table:table-cell office:value-type="string" calcext:value-type="string">
            <text:p>page</text:p>
          </table:table-cell>
          <table:table-cell table:formula="of:=&quot;&quot;&quot;&quot;&amp;[.A36]&amp;&quot;&quot;&quot;:&quot;&amp;&quot;{&quot;&quot;q&quot;&quot;:&quot;&amp;[.G36]&amp;&quot;,&quot;&quot;r&quot;&quot;:&quot;&amp;[.H36] &amp; &quot;,&quot;&quot;short_desc&quot;&quot;:&quot;&quot;&quot;&amp;[.B36]&amp;&quot;&quot;&quot;,&quot;&amp; &quot;&quot;&quot;group&quot;&quot;:&quot;&quot;&quot; &amp; [.I36] &amp; &quot;&quot;&quot;,&quot;&quot;type&quot;&quot;:&quot;&quot;&quot;&amp;[.C36]&amp;&quot;&quot;&quot;,&quot;&quot;target:&quot;&quot;&quot;&amp;[.J36]&amp;&quot;&quot;&quot;,&quot;&quot;long_desc&quot;&quot;:&quot;&quot;&quot;&amp;[.D36]&amp;&quot;&quot;&quot;,&quot;&quot;Tools&quot;&quot;:&quot;&quot;&quot;&amp;[.E36]&amp;&quot;&quot;&quot;},&quot;" office:value-type="string" office:string-value="&quot;31&quot;:{&quot;q&quot;:1,&quot;r&quot;:1,&quot;short_desc&quot;:&quot;Profile and index of skills and capabilities necessary for delivery&quot;,&quot;group&quot;:&quot;Resources and Supply Chain&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ERIS to develop skills matrix based on SLES Capability Directory&quot;}," calcext:value-type="string">
            <text:p>"31":{"q":1,"r":1,"short_desc":"Profile and index of skills and capabilities necessary for delivery","group":"Resources and Supply Chain","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ERIS to develop skills matrix based on SLES Capability Directory"},</text:p>
          </table:table-cell>
          <table:table-cell/>
        </table:table-row>
        <table:table-row table:style-name="ro2">
          <table:table-cell office:value-type="float" office:value="32" calcext:value-type="float">
            <text:p>32</text:p>
          </table:table-cell>
          <table:table-cell office:value-type="string" calcext:value-type="string">
            <text:p>Define who is responsible for delivering the capability and skills</text:p>
          </table:table-cell>
          <table:table-cell office:value-type="string" calcext:value-type="string">
            <text:p>Decision</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RACI (or similar?), pointers to a Code of Practice?</text:p>
          </table:table-cell>
          <table:table-cell office:value-type="string" calcext:value-type="string">
            <text:p>Medium</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Resources and Supply Chain</text:p>
          </table:table-cell>
          <table:table-cell office:value-type="string" calcext:value-type="string">
            <text:p>page</text:p>
          </table:table-cell>
          <table:table-cell table:formula="of:=&quot;&quot;&quot;&quot;&amp;[.A37]&amp;&quot;&quot;&quot;:&quot;&amp;&quot;{&quot;&quot;q&quot;&quot;:&quot;&amp;[.G37]&amp;&quot;,&quot;&quot;r&quot;&quot;:&quot;&amp;[.H37] &amp; &quot;,&quot;&quot;short_desc&quot;&quot;:&quot;&quot;&quot;&amp;[.B37]&amp;&quot;&quot;&quot;,&quot;&amp; &quot;&quot;&quot;group&quot;&quot;:&quot;&quot;&quot; &amp; [.I37] &amp; &quot;&quot;&quot;,&quot;&quot;type&quot;&quot;:&quot;&quot;&quot;&amp;[.C37]&amp;&quot;&quot;&quot;,&quot;&quot;target:&quot;&quot;&quot;&amp;[.J37]&amp;&quot;&quot;&quot;,&quot;&quot;long_desc&quot;&quot;:&quot;&quot;&quot;&amp;[.D37]&amp;&quot;&quot;&quot;,&quot;&quot;Tools&quot;&quot;:&quot;&quot;&quot;&amp;[.E37]&amp;&quot;&quot;&quot;},&quot;" office:value-type="string" office:string-value="&quot;32&quot;:{&quot;q&quot;:2,&quot;r&quot;:1,&quot;short_desc&quot;:&quot;Define who is responsible for delivering the capability and skills&quot;,&quot;group&quot;:&quot;Resources and Supply Chain&quot;,&quot;type&quot;:&quot;Decision&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RACI (or similar?), pointers to a Code of Practice?&quot;}," calcext:value-type="string">
            <text:p>"32":{"q":2,"r":1,"short_desc":"Define who is responsible for delivering the capability and skills","group":"Resources and Supply Chain","type":"Decision","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RACI (or similar?), pointers to a Code of Practice?"},</text:p>
          </table:table-cell>
          <table:table-cell/>
        </table:table-row>
        <table:table-row table:style-name="ro2">
          <table:table-cell office:value-type="float" office:value="33" calcext:value-type="float">
            <text:p>33</text:p>
          </table:table-cell>
          <table:table-cell office:value-type="string" calcext:value-type="string">
            <text:p>Local Authority capability index</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LA Capability Directory, pointers to a Code of Practice?</text:p>
          </table:table-cell>
          <table:table-cell office:value-type="string" calcext:value-type="string">
            <text:p>Low</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Resources and Supply Chain</text:p>
          </table:table-cell>
          <table:table-cell office:value-type="string" calcext:value-type="string">
            <text:p>page</text:p>
          </table:table-cell>
          <table:table-cell table:formula="of:=&quot;&quot;&quot;&quot;&amp;[.A38]&amp;&quot;&quot;&quot;:&quot;&amp;&quot;{&quot;&quot;q&quot;&quot;:&quot;&amp;[.G38]&amp;&quot;,&quot;&quot;r&quot;&quot;:&quot;&amp;[.H38] &amp; &quot;,&quot;&quot;short_desc&quot;&quot;:&quot;&quot;&quot;&amp;[.B38]&amp;&quot;&quot;&quot;,&quot;&amp; &quot;&quot;&quot;group&quot;&quot;:&quot;&quot;&quot; &amp; [.I38] &amp; &quot;&quot;&quot;,&quot;&quot;type&quot;&quot;:&quot;&quot;&quot;&amp;[.C38]&amp;&quot;&quot;&quot;,&quot;&quot;target:&quot;&quot;&quot;&amp;[.J38]&amp;&quot;&quot;&quot;,&quot;&quot;long_desc&quot;&quot;:&quot;&quot;&quot;&amp;[.D38]&amp;&quot;&quot;&quot;,&quot;&quot;Tools&quot;&quot;:&quot;&quot;&quot;&amp;[.E38]&amp;&quot;&quot;&quot;},&quot;" office:value-type="string" office:string-value="&quot;33&quot;:{&quot;q&quot;:3,&quot;r&quot;:1,&quot;short_desc&quot;:&quot;Local Authority capability index&quot;,&quot;group&quot;:&quot;Resources and Supply Chain&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LA Capability Directory, pointers to a Code of Practice?&quot;}," calcext:value-type="string">
            <text:p>"33":{"q":3,"r":1,"short_desc":"Local Authority capability index","group":"Resources and Supply Chain","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LA Capability Directory, pointers to a Code of Practice?"},</text:p>
          </table:table-cell>
          <table:table-cell/>
        </table:table-row>
        <table:table-row table:style-name="ro2">
          <table:table-cell office:value-type="float" office:value="34" calcext:value-type="float">
            <text:p>34</text:p>
          </table:table-cell>
          <table:table-cell office:value-type="string" calcext:value-type="string">
            <text:p>Supply chain capability index</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ISP - supply chain database and landscaping, pointers to a Code of Practice?</text:p>
          </table:table-cell>
          <table:table-cell office:value-type="string" calcext:value-type="string">
            <text:p>Medium</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Resources and Supply Chain</text:p>
          </table:table-cell>
          <table:table-cell office:value-type="string" calcext:value-type="string">
            <text:p>page</text:p>
          </table:table-cell>
          <table:table-cell table:formula="of:=&quot;&quot;&quot;&quot;&amp;[.A39]&amp;&quot;&quot;&quot;:&quot;&amp;&quot;{&quot;&quot;q&quot;&quot;:&quot;&amp;[.G39]&amp;&quot;,&quot;&quot;r&quot;&quot;:&quot;&amp;[.H39] &amp; &quot;,&quot;&quot;short_desc&quot;&quot;:&quot;&quot;&quot;&amp;[.B39]&amp;&quot;&quot;&quot;,&quot;&amp; &quot;&quot;&quot;group&quot;&quot;:&quot;&quot;&quot; &amp; [.I39] &amp; &quot;&quot;&quot;,&quot;&quot;type&quot;&quot;:&quot;&quot;&quot;&amp;[.C39]&amp;&quot;&quot;&quot;,&quot;&quot;target:&quot;&quot;&quot;&amp;[.J39]&amp;&quot;&quot;&quot;,&quot;&quot;long_desc&quot;&quot;:&quot;&quot;&quot;&amp;[.D39]&amp;&quot;&quot;&quot;,&quot;&quot;Tools&quot;&quot;:&quot;&quot;&quot;&amp;[.E39]&amp;&quot;&quot;&quot;},&quot;" office:value-type="string" office:string-value="&quot;34&quot;:{&quot;q&quot;:3,&quot;r&quot;:0,&quot;short_desc&quot;:&quot;Supply chain capability index&quot;,&quot;group&quot;:&quot;Resources and Supply Chain&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ISP - supply chain database and landscaping, pointers to a Code of Practice?&quot;}," calcext:value-type="string">
            <text:p>"34":{"q":3,"r":0,"short_desc":"Supply chain capability index","group":"Resources and Supply Chain","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ISP - supply chain database and landscaping, pointers to a Code of Practice?"},</text:p>
          </table:table-cell>
          <table:table-cell/>
        </table:table-row>
        <table:table-row table:style-name="ro2">
          <table:table-cell office:value-type="float" office:value="35" calcext:value-type="float">
            <text:p>35</text:p>
          </table:table-cell>
          <table:table-cell office:value-type="string" calcext:value-type="string">
            <text:p>Which departments need to be involved</text:p>
          </table:table-cell>
          <table:table-cell office:value-type="string" calcext:value-type="string">
            <text:p>Decision</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Internal LA skills matrix, case study based? (Dependent on the survey in SLES-BC-01)</text:p>
          </table:table-cell>
          <table:table-cell office:value-type="string" calcext:value-type="string">
            <text:p>Low</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Resources and Supply Chain</text:p>
          </table:table-cell>
          <table:table-cell office:value-type="string" calcext:value-type="string">
            <text:p>page</text:p>
          </table:table-cell>
          <table:table-cell table:formula="of:=&quot;&quot;&quot;&quot;&amp;[.A40]&amp;&quot;&quot;&quot;:&quot;&amp;&quot;{&quot;&quot;q&quot;&quot;:&quot;&amp;[.G40]&amp;&quot;,&quot;&quot;r&quot;&quot;:&quot;&amp;[.H40] &amp; &quot;,&quot;&quot;short_desc&quot;&quot;:&quot;&quot;&quot;&amp;[.B40]&amp;&quot;&quot;&quot;,&quot;&amp; &quot;&quot;&quot;group&quot;&quot;:&quot;&quot;&quot; &amp; [.I40] &amp; &quot;&quot;&quot;,&quot;&quot;type&quot;&quot;:&quot;&quot;&quot;&amp;[.C40]&amp;&quot;&quot;&quot;,&quot;&quot;target:&quot;&quot;&quot;&amp;[.J40]&amp;&quot;&quot;&quot;,&quot;&quot;long_desc&quot;&quot;:&quot;&quot;&quot;&amp;[.D40]&amp;&quot;&quot;&quot;,&quot;&quot;Tools&quot;&quot;:&quot;&quot;&quot;&amp;[.E40]&amp;&quot;&quot;&quot;},&quot;" office:value-type="string" office:string-value="&quot;35&quot;:{&quot;q&quot;:4,&quot;r&quot;:2,&quot;short_desc&quot;:&quot;Which departments need to be involved&quot;,&quot;group&quot;:&quot;Resources and Supply Chain&quot;,&quot;type&quot;:&quot;Decision&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Internal LA skills matrix, case study based? (Dependent on the survey in SLES-BC-01)&quot;}," calcext:value-type="string">
            <text:p>"35":{"q":4,"r":2,"short_desc":"Which departments need to be involved","group":"Resources and Supply Chain","type":"Decision","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Internal LA skills matrix, case study based? (Dependent on the survey in SLES-BC-01)"},</text:p>
          </table:table-cell>
          <table:table-cell/>
        </table:table-row>
        <table:table-row table:style-name="ro2">
          <table:table-cell office:value-type="float" office:value="36" calcext:value-type="float">
            <text:p>36</text:p>
          </table:table-cell>
          <table:table-cell office:value-type="string" calcext:value-type="string">
            <text:p>Which other local authorities have particular strengths</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Stakeholder mapping from BIES, UK100, pointers to a Code of Practice?, ERIS to develop SLES skills map in LAs</text:p>
          </table:table-cell>
          <table:table-cell office:value-type="string" calcext:value-type="string">
            <text:p>Low</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Resources and Supply Chain</text:p>
          </table:table-cell>
          <table:table-cell office:value-type="string" calcext:value-type="string">
            <text:p>page</text:p>
          </table:table-cell>
          <table:table-cell table:formula="of:=&quot;&quot;&quot;&quot;&amp;[.A41]&amp;&quot;&quot;&quot;:&quot;&amp;&quot;{&quot;&quot;q&quot;&quot;:&quot;&amp;[.G41]&amp;&quot;,&quot;&quot;r&quot;&quot;:&quot;&amp;[.H41] &amp; &quot;,&quot;&quot;short_desc&quot;&quot;:&quot;&quot;&quot;&amp;[.B41]&amp;&quot;&quot;&quot;,&quot;&amp; &quot;&quot;&quot;group&quot;&quot;:&quot;&quot;&quot; &amp; [.I41] &amp; &quot;&quot;&quot;,&quot;&quot;type&quot;&quot;:&quot;&quot;&quot;&amp;[.C41]&amp;&quot;&quot;&quot;,&quot;&quot;target:&quot;&quot;&quot;&amp;[.J41]&amp;&quot;&quot;&quot;,&quot;&quot;long_desc&quot;&quot;:&quot;&quot;&quot;&amp;[.D41]&amp;&quot;&quot;&quot;,&quot;&quot;Tools&quot;&quot;:&quot;&quot;&quot;&amp;[.E41]&amp;&quot;&quot;&quot;},&quot;" office:value-type="string" office:string-value="&quot;36&quot;:{&quot;q&quot;:4,&quot;r&quot;:1,&quot;short_desc&quot;:&quot;Which other local authorities have particular strengths&quot;,&quot;group&quot;:&quot;Resources and Supply Chain&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Stakeholder mapping from BIES, UK100, pointers to a Code of Practice?, ERIS to develop SLES skills map in LAs&quot;}," calcext:value-type="string">
            <text:p>"36":{"q":4,"r":1,"short_desc":"Which other local authorities have particular strengths","group":"Resources and Supply Chain","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Stakeholder mapping from BIES, UK100, pointers to a Code of Practice?, ERIS to develop SLES skills map in LAs"},</text:p>
          </table:table-cell>
          <table:table-cell/>
        </table:table-row>
        <table:table-row table:style-name="ro2">
          <table:table-cell office:value-type="float" office:value="37" calcext:value-type="float">
            <text:p>37</text:p>
          </table:table-cell>
          <table:table-cell office:value-type="string" calcext:value-type="string">
            <text:p>Which private sector organisations have particular strength</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ISP - supply chain database and landscaping, pointers to a Code of Practice?</text:p>
          </table:table-cell>
          <table:table-cell office:value-type="string" calcext:value-type="string">
            <text:p>Medium</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Resources and Supply Chain</text:p>
          </table:table-cell>
          <table:table-cell office:value-type="string" calcext:value-type="string">
            <text:p>page</text:p>
          </table:table-cell>
          <table:table-cell table:formula="of:=&quot;&quot;&quot;&quot;&amp;[.A42]&amp;&quot;&quot;&quot;:&quot;&amp;&quot;{&quot;&quot;q&quot;&quot;:&quot;&amp;[.G42]&amp;&quot;,&quot;&quot;r&quot;&quot;:&quot;&amp;[.H42] &amp; &quot;,&quot;&quot;short_desc&quot;&quot;:&quot;&quot;&quot;&amp;[.B42]&amp;&quot;&quot;&quot;,&quot;&amp; &quot;&quot;&quot;group&quot;&quot;:&quot;&quot;&quot; &amp; [.I42] &amp; &quot;&quot;&quot;,&quot;&quot;type&quot;&quot;:&quot;&quot;&quot;&amp;[.C42]&amp;&quot;&quot;&quot;,&quot;&quot;target:&quot;&quot;&quot;&amp;[.J42]&amp;&quot;&quot;&quot;,&quot;&quot;long_desc&quot;&quot;:&quot;&quot;&quot;&amp;[.D42]&amp;&quot;&quot;&quot;,&quot;&quot;Tools&quot;&quot;:&quot;&quot;&quot;&amp;[.E42]&amp;&quot;&quot;&quot;},&quot;" office:value-type="string" office:string-value="&quot;37&quot;:{&quot;q&quot;:4,&quot;r&quot;:0,&quot;short_desc&quot;:&quot;Which private sector organisations have particular strength&quot;,&quot;group&quot;:&quot;Resources and Supply Chain&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ISP - supply chain database and landscaping, pointers to a Code of Practice?&quot;}," calcext:value-type="string">
            <text:p>"37":{"q":4,"r":0,"short_desc":"Which private sector organisations have particular strength","group":"Resources and Supply Chain","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ISP - supply chain database and landscaping, pointers to a Code of Practice?"},</text:p>
          </table:table-cell>
          <table:table-cell/>
        </table:table-row>
        <table:table-row table:style-name="ro2">
          <table:table-cell office:value-type="float" office:value="38" calcext:value-type="float">
            <text:p>38</text:p>
          </table:table-cell>
          <table:table-cell office:value-type="string" calcext:value-type="string">
            <text:p>Establish lines of approval and governance processes</text:p>
          </table:table-cell>
          <table:table-cell office:value-type="string" calcext:value-type="string">
            <text:p>Decision</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Case study based? Checklist based on LA's setup (SLES-BC-01)</text:p>
          </table:table-cell>
          <table:table-cell office:value-type="string" calcext:value-type="string">
            <text:p>Low</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Resources and Supply Chain</text:p>
          </table:table-cell>
          <table:table-cell office:value-type="string" calcext:value-type="string">
            <text:p>page</text:p>
          </table:table-cell>
          <table:table-cell table:formula="of:=&quot;&quot;&quot;&quot;&amp;[.A43]&amp;&quot;&quot;&quot;:&quot;&amp;&quot;{&quot;&quot;q&quot;&quot;:&quot;&amp;[.G43]&amp;&quot;,&quot;&quot;r&quot;&quot;:&quot;&amp;[.H43] &amp; &quot;,&quot;&quot;short_desc&quot;&quot;:&quot;&quot;&quot;&amp;[.B43]&amp;&quot;&quot;&quot;,&quot;&amp; &quot;&quot;&quot;group&quot;&quot;:&quot;&quot;&quot; &amp; [.I43] &amp; &quot;&quot;&quot;,&quot;&quot;type&quot;&quot;:&quot;&quot;&quot;&amp;[.C43]&amp;&quot;&quot;&quot;,&quot;&quot;target:&quot;&quot;&quot;&amp;[.J43]&amp;&quot;&quot;&quot;,&quot;&quot;long_desc&quot;&quot;:&quot;&quot;&quot;&amp;[.D43]&amp;&quot;&quot;&quot;,&quot;&quot;Tools&quot;&quot;:&quot;&quot;&quot;&amp;[.E43]&amp;&quot;&quot;&quot;},&quot;" office:value-type="string" office:string-value="&quot;38&quot;:{&quot;q&quot;:5,&quot;r&quot;:2,&quot;short_desc&quot;:&quot;Establish lines of approval and governance processes&quot;,&quot;group&quot;:&quot;Resources and Supply Chain&quot;,&quot;type&quot;:&quot;Decision&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Case study based? Checklist based on LA's setup (SLES-BC-01)&quot;}," calcext:value-type="string">
            <text:p>"38":{"q":5,"r":2,"short_desc":"Establish lines of approval and governance processes","group":"Resources and Supply Chain","type":"Decision","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Case study based? Checklist based on LA's setup (SLES-BC-01)"},</text:p>
          </table:table-cell>
          <table:table-cell/>
        </table:table-row>
        <table:table-row table:style-name="ro2">
          <table:table-cell office:value-type="float" office:value="39" calcext:value-type="float">
            <text:p>39</text:p>
          </table:table-cell>
          <table:table-cell office:value-type="string" calcext:value-type="string">
            <text:p>How they can be on-boarded to the project</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Good practice, communications materials, common (simple) language guide, engineering management plan, SLES for dummies</text:p>
          </table:table-cell>
          <table:table-cell office:value-type="string" calcext:value-type="string">
            <text:p>Medium</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Resources and Supply Chain</text:p>
          </table:table-cell>
          <table:table-cell office:value-type="string" calcext:value-type="string">
            <text:p>page</text:p>
          </table:table-cell>
          <table:table-cell table:formula="of:=&quot;&quot;&quot;&quot;&amp;[.A44]&amp;&quot;&quot;&quot;:&quot;&amp;&quot;{&quot;&quot;q&quot;&quot;:&quot;&amp;[.G44]&amp;&quot;,&quot;&quot;r&quot;&quot;:&quot;&amp;[.H44] &amp; &quot;,&quot;&quot;short_desc&quot;&quot;:&quot;&quot;&quot;&amp;[.B44]&amp;&quot;&quot;&quot;,&quot;&amp; &quot;&quot;&quot;group&quot;&quot;:&quot;&quot;&quot; &amp; [.I44] &amp; &quot;&quot;&quot;,&quot;&quot;type&quot;&quot;:&quot;&quot;&quot;&amp;[.C44]&amp;&quot;&quot;&quot;,&quot;&quot;target:&quot;&quot;&quot;&amp;[.J44]&amp;&quot;&quot;&quot;,&quot;&quot;long_desc&quot;&quot;:&quot;&quot;&quot;&amp;[.D44]&amp;&quot;&quot;&quot;,&quot;&quot;Tools&quot;&quot;:&quot;&quot;&quot;&amp;[.E44]&amp;&quot;&quot;&quot;},&quot;" office:value-type="string" office:string-value="&quot;39&quot;:{&quot;q&quot;:5,&quot;r&quot;:1,&quot;short_desc&quot;:&quot;How they can be on-boarded to the project&quot;,&quot;group&quot;:&quot;Resources and Supply Chain&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Good practice, communications materials, common (simple) language guide, engineering management plan, SLES for dummies&quot;}," calcext:value-type="string">
            <text:p>"39":{"q":5,"r":1,"short_desc":"How they can be on-boarded to the project","group":"Resources and Supply Chain","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Good practice, communications materials, common (simple) language guide, engineering management plan, SLES for dummies"},</text:p>
          </table:table-cell>
          <table:table-cell/>
        </table:table-row>
        <table:table-row table:style-name="ro2">
          <table:table-cell office:value-type="float" office:value="40" calcext:value-type="float">
            <text:p>40</text:p>
          </table:table-cell>
          <table:table-cell office:value-type="string" calcext:value-type="string">
            <text:p>Case studies of their activities and the benefits achieved</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Case Studies (PFER and beyond)</text:p>
          </table:table-cell>
          <table:table-cell office:value-type="string" calcext:value-type="string">
            <text:p>Low</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Resources and Supply Chain</text:p>
          </table:table-cell>
          <table:table-cell office:value-type="string" calcext:value-type="string">
            <text:p>page</text:p>
          </table:table-cell>
          <table:table-cell table:formula="of:=&quot;&quot;&quot;&quot;&amp;[.A45]&amp;&quot;&quot;&quot;:&quot;&amp;&quot;{&quot;&quot;q&quot;&quot;:&quot;&amp;[.G45]&amp;&quot;,&quot;&quot;r&quot;&quot;:&quot;&amp;[.H45] &amp; &quot;,&quot;&quot;short_desc&quot;&quot;:&quot;&quot;&quot;&amp;[.B45]&amp;&quot;&quot;&quot;,&quot;&amp; &quot;&quot;&quot;group&quot;&quot;:&quot;&quot;&quot; &amp; [.I45] &amp; &quot;&quot;&quot;,&quot;&quot;type&quot;&quot;:&quot;&quot;&quot;&amp;[.C45]&amp;&quot;&quot;&quot;,&quot;&quot;target:&quot;&quot;&quot;&amp;[.J45]&amp;&quot;&quot;&quot;,&quot;&quot;long_desc&quot;&quot;:&quot;&quot;&quot;&amp;[.D45]&amp;&quot;&quot;&quot;,&quot;&quot;Tools&quot;&quot;:&quot;&quot;&quot;&amp;[.E45]&amp;&quot;&quot;&quot;},&quot;" office:value-type="string" office:string-value="&quot;40&quot;:{&quot;q&quot;:5,&quot;r&quot;:0,&quot;short_desc&quot;:&quot;Case studies of their activities and the benefits achieved&quot;,&quot;group&quot;:&quot;Resources and Supply Chain&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Case Studies (PFER and beyond)&quot;}," calcext:value-type="string">
            <text:p>"40":{"q":5,"r":0,"short_desc":"Case studies of their activities and the benefits achieved","group":"Resources and Supply Chain","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Case Studies (PFER and beyond)"},</text:p>
          </table:table-cell>
          <table:table-cell/>
        </table:table-row>
        <table:table-row table:style-name="ro2">
          <table:table-cell office:value-type="float" office:value="41" calcext:value-type="float">
            <text:p>41</text:p>
          </table:table-cell>
          <table:table-cell office:value-type="string" calcext:value-type="string">
            <text:p>Finding and convening the right partners (and what tender responses to avoid)</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Case Studies (PFER and beyond) on what to look for, ISP supply chain database, ISO44001, </text:p>
          </table:table-cell>
          <table:table-cell office:value-type="string" calcext:value-type="string">
            <text:p>Medium</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Resources and Supply Chain</text:p>
          </table:table-cell>
          <table:table-cell office:value-type="string" calcext:value-type="string">
            <text:p>page</text:p>
          </table:table-cell>
          <table:table-cell table:formula="of:=&quot;&quot;&quot;&quot;&amp;[.A46]&amp;&quot;&quot;&quot;:&quot;&amp;&quot;{&quot;&quot;q&quot;&quot;:&quot;&amp;[.G46]&amp;&quot;,&quot;&quot;r&quot;&quot;:&quot;&amp;[.H46] &amp; &quot;,&quot;&quot;short_desc&quot;&quot;:&quot;&quot;&quot;&amp;[.B46]&amp;&quot;&quot;&quot;,&quot;&amp; &quot;&quot;&quot;group&quot;&quot;:&quot;&quot;&quot; &amp; [.I46] &amp; &quot;&quot;&quot;,&quot;&quot;type&quot;&quot;:&quot;&quot;&quot;&amp;[.C46]&amp;&quot;&quot;&quot;,&quot;&quot;target:&quot;&quot;&quot;&amp;[.J46]&amp;&quot;&quot;&quot;,&quot;&quot;long_desc&quot;&quot;:&quot;&quot;&quot;&amp;[.D46]&amp;&quot;&quot;&quot;,&quot;&quot;Tools&quot;&quot;:&quot;&quot;&quot;&amp;[.E46]&amp;&quot;&quot;&quot;},&quot;" office:value-type="string" office:string-value="&quot;41&quot;:{&quot;q&quot;:5,&quot;r&quot;:-1,&quot;short_desc&quot;:&quot;Finding and convening the right partners (and what tender responses to avoid)&quot;,&quot;group&quot;:&quot;Resources and Supply Chain&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Case Studies (PFER and beyond) on what to look for, ISP supply chain database, ISO44001, &quot;}," calcext:value-type="string">
            <text:p>"41":{"q":5,"r":-1,"short_desc":"Finding and convening the right partners (and what tender responses to avoid)","group":"Resources and Supply Chain","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Case Studies (PFER and beyond) on what to look for, ISP supply chain database, ISO44001, "},</text:p>
          </table:table-cell>
          <table:table-cell/>
        </table:table-row>
        <table:table-row table:style-name="ro2">
          <table:table-cell office:value-type="float" office:value="42" calcext:value-type="float">
            <text:p>42</text:p>
          </table:table-cell>
          <table:table-cell office:value-type="string" calcext:value-type="string">
            <text:p>Prepare resource plans</text:p>
          </table:table-cell>
          <table:table-cell office:value-type="string" calcext:value-type="string">
            <text:p>Decision</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Templates (crown service?), Good practice, specific to each LA</text:p>
          </table:table-cell>
          <table:table-cell office:value-type="string" calcext:value-type="string">
            <text:p>Low</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Resources and Supply Chain</text:p>
          </table:table-cell>
          <table:table-cell office:value-type="string" calcext:value-type="string">
            <text:p>page</text:p>
          </table:table-cell>
          <table:table-cell table:formula="of:=&quot;&quot;&quot;&quot;&amp;[.A47]&amp;&quot;&quot;&quot;:&quot;&amp;&quot;{&quot;&quot;q&quot;&quot;:&quot;&amp;[.G47]&amp;&quot;,&quot;&quot;r&quot;&quot;:&quot;&amp;[.H47] &amp; &quot;,&quot;&quot;short_desc&quot;&quot;:&quot;&quot;&quot;&amp;[.B47]&amp;&quot;&quot;&quot;,&quot;&amp; &quot;&quot;&quot;group&quot;&quot;:&quot;&quot;&quot; &amp; [.I47] &amp; &quot;&quot;&quot;,&quot;&quot;type&quot;&quot;:&quot;&quot;&quot;&amp;[.C47]&amp;&quot;&quot;&quot;,&quot;&quot;target:&quot;&quot;&quot;&amp;[.J47]&amp;&quot;&quot;&quot;,&quot;&quot;long_desc&quot;&quot;:&quot;&quot;&quot;&amp;[.D47]&amp;&quot;&quot;&quot;,&quot;&quot;Tools&quot;&quot;:&quot;&quot;&quot;&amp;[.E47]&amp;&quot;&quot;&quot;},&quot;" office:value-type="string" office:string-value="&quot;42&quot;:{&quot;q&quot;:6,&quot;r&quot;:3,&quot;short_desc&quot;:&quot;Prepare resource plans&quot;,&quot;group&quot;:&quot;Resources and Supply Chain&quot;,&quot;type&quot;:&quot;Decision&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Templates (crown service?), Good practice, specific to each LA&quot;}," calcext:value-type="string">
            <text:p>"42":{"q":6,"r":3,"short_desc":"Prepare resource plans","group":"Resources and Supply Chain","type":"Decision","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Templates (crown service?), Good practice, specific to each LA"},</text:p>
          </table:table-cell>
          <table:table-cell/>
        </table:table-row>
        <table:table-row table:style-name="ro2">
          <table:table-cell office:value-type="float" office:value="43" calcext:value-type="float">
            <text:p>43</text:p>
          </table:table-cell>
          <table:table-cell office:value-type="string" calcext:value-type="string">
            <text:p>Firm up estimates of delivery costs</text:p>
          </table:table-cell>
          <table:table-cell office:value-type="string" calcext:value-type="string">
            <text:p>Decision</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Templates (crown service?), Good practice and common assumptions to use</text:p>
          </table:table-cell>
          <table:table-cell office:value-type="string" calcext:value-type="string">
            <text:p>Low</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Resources and Supply Chain</text:p>
          </table:table-cell>
          <table:table-cell office:value-type="string" calcext:value-type="string">
            <text:p>page</text:p>
          </table:table-cell>
          <table:table-cell table:formula="of:=&quot;&quot;&quot;&quot;&amp;[.A48]&amp;&quot;&quot;&quot;:&quot;&amp;&quot;{&quot;&quot;q&quot;&quot;:&quot;&amp;[.G48]&amp;&quot;,&quot;&quot;r&quot;&quot;:&quot;&amp;[.H48] &amp; &quot;,&quot;&quot;short_desc&quot;&quot;:&quot;&quot;&quot;&amp;[.B48]&amp;&quot;&quot;&quot;,&quot;&amp; &quot;&quot;&quot;group&quot;&quot;:&quot;&quot;&quot; &amp; [.I48] &amp; &quot;&quot;&quot;,&quot;&quot;type&quot;&quot;:&quot;&quot;&quot;&amp;[.C48]&amp;&quot;&quot;&quot;,&quot;&quot;target:&quot;&quot;&quot;&amp;[.J48]&amp;&quot;&quot;&quot;,&quot;&quot;long_desc&quot;&quot;:&quot;&quot;&quot;&amp;[.D48]&amp;&quot;&quot;&quot;,&quot;&quot;Tools&quot;&quot;:&quot;&quot;&quot;&amp;[.E48]&amp;&quot;&quot;&quot;},&quot;" office:value-type="string" office:string-value="&quot;43&quot;:{&quot;q&quot;:6,&quot;r&quot;:-1,&quot;short_desc&quot;:&quot;Firm up estimates of delivery costs&quot;,&quot;group&quot;:&quot;Resources and Supply Chain&quot;,&quot;type&quot;:&quot;Decision&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Templates (crown service?), Good practice and common assumptions to use&quot;}," calcext:value-type="string">
            <text:p>"43":{"q":6,"r":-1,"short_desc":"Firm up estimates of delivery costs","group":"Resources and Supply Chain","type":"Decision","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Templates (crown service?), Good practice and common assumptions to use"},</text:p>
          </table:table-cell>
          <table:table-cell/>
        </table:table-row>
        <table:table-row table:style-name="ro2">
          <table:table-cell office:value-type="float" office:value="44" calcext:value-type="float">
            <text:p>44</text:p>
          </table:table-cell>
          <table:table-cell office:value-type="string" calcext:value-type="string">
            <text:p>Template or example tender, commercial and procurement documents or processes</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Code of Practice, examples from across PFER</text:p>
          </table:table-cell>
          <table:table-cell office:value-type="string" calcext:value-type="string">
            <text:p>Low</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Resources and Supply Chain</text:p>
          </table:table-cell>
          <table:table-cell office:value-type="string" calcext:value-type="string">
            <text:p>page</text:p>
          </table:table-cell>
          <table:table-cell table:formula="of:=&quot;&quot;&quot;&quot;&amp;[.A49]&amp;&quot;&quot;&quot;:&quot;&amp;&quot;{&quot;&quot;q&quot;&quot;:&quot;&amp;[.G49]&amp;&quot;,&quot;&quot;r&quot;&quot;:&quot;&amp;[.H49] &amp; &quot;,&quot;&quot;short_desc&quot;&quot;:&quot;&quot;&quot;&amp;[.B49]&amp;&quot;&quot;&quot;,&quot;&amp; &quot;&quot;&quot;group&quot;&quot;:&quot;&quot;&quot; &amp; [.I49] &amp; &quot;&quot;&quot;,&quot;&quot;type&quot;&quot;:&quot;&quot;&quot;&amp;[.C49]&amp;&quot;&quot;&quot;,&quot;&quot;target:&quot;&quot;&quot;&amp;[.J49]&amp;&quot;&quot;&quot;,&quot;&quot;long_desc&quot;&quot;:&quot;&quot;&quot;&amp;[.D49]&amp;&quot;&quot;&quot;,&quot;&quot;Tools&quot;&quot;:&quot;&quot;&quot;&amp;[.E49]&amp;&quot;&quot;&quot;},&quot;" office:value-type="string" office:string-value="&quot;44&quot;:{&quot;q&quot;:6,&quot;r&quot;:-2,&quot;short_desc&quot;:&quot;Template or example tender, commercial and procurement documents or processes&quot;,&quot;group&quot;:&quot;Resources and Supply Chain&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Code of Practice, examples from across PFER&quot;}," calcext:value-type="string">
            <text:p>"44":{"q":6,"r":-2,"short_desc":"Template or example tender, commercial and procurement documents or processes","group":"Resources and Supply Chain","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Code of Practice, examples from across PFER"},</text:p>
          </table:table-cell>
          <table:table-cell/>
        </table:table-row>
        <table:table-row table:style-name="ro2">
          <table:table-cell office:value-type="float" office:value="45" calcext:value-type="float">
            <text:p>45</text:p>
          </table:table-cell>
          <table:table-cell office:value-type="string" calcext:value-type="string">
            <text:p>Agree and align the vision, outcomes and objectives</text:p>
          </table:table-cell>
          <table:table-cell office:value-type="string" calcext:value-type="string">
            <text:p>Decision</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AoI for Orkney thing, LEO Benefits world café, assement/evaluation options</text:p>
          </table:table-cell>
          <table:table-cell office:value-type="string" calcext:value-type="string">
            <text:p>High</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Resources and Supply Chain</text:p>
          </table:table-cell>
          <table:table-cell office:value-type="string" calcext:value-type="string">
            <text:p>page</text:p>
          </table:table-cell>
          <table:table-cell table:formula="of:=&quot;&quot;&quot;&quot;&amp;[.A50]&amp;&quot;&quot;&quot;:&quot;&amp;&quot;{&quot;&quot;q&quot;&quot;:&quot;&amp;[.G50]&amp;&quot;,&quot;&quot;r&quot;&quot;:&quot;&amp;[.H50] &amp; &quot;,&quot;&quot;short_desc&quot;&quot;:&quot;&quot;&quot;&amp;[.B50]&amp;&quot;&quot;&quot;,&quot;&amp; &quot;&quot;&quot;group&quot;&quot;:&quot;&quot;&quot; &amp; [.I50] &amp; &quot;&quot;&quot;,&quot;&quot;type&quot;&quot;:&quot;&quot;&quot;&amp;[.C50]&amp;&quot;&quot;&quot;,&quot;&quot;target:&quot;&quot;&quot;&amp;[.J50]&amp;&quot;&quot;&quot;,&quot;&quot;long_desc&quot;&quot;:&quot;&quot;&quot;&amp;[.D50]&amp;&quot;&quot;&quot;,&quot;&quot;Tools&quot;&quot;:&quot;&quot;&quot;&amp;[.E50]&amp;&quot;&quot;&quot;},&quot;" office:value-type="string" office:string-value="&quot;45&quot;:{&quot;q&quot;:7,&quot;r&quot;:-1,&quot;short_desc&quot;:&quot;Agree and align the vision, outcomes and objectives&quot;,&quot;group&quot;:&quot;Resources and Supply Chain&quot;,&quot;type&quot;:&quot;Decision&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AoI for Orkney thing, LEO Benefits world café, assement/evaluation options&quot;}," calcext:value-type="string">
            <text:p>"45":{"q":7,"r":-1,"short_desc":"Agree and align the vision, outcomes and objectives","group":"Resources and Supply Chain","type":"Decision","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AoI for Orkney thing, LEO Benefits world café, assement/evaluation options"},</text:p>
          </table:table-cell>
          <table:table-cell/>
        </table:table-row>
        <table:table-row table:style-name="ro2">
          <table:table-cell office:value-type="float" office:value="46" calcext:value-type="float">
            <text:p>46</text:p>
          </table:table-cell>
          <table:table-cell office:value-type="string" calcext:value-type="string">
            <text:p>Technical data needed for detailed design</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LEAR, Landscape of data sources, CDaS, ERIS Data Insight</text:p>
          </table:table-cell>
          <table:table-cell office:value-type="string" calcext:value-type="string">
            <text:p>High</text:p>
          </table:table-cell>
          <table:table-cell table:number-columns-repeated="2" office:value-type="float" office:value="1" calcext:value-type="float">
            <text:p>1</text:p>
          </table:table-cell>
          <table:table-cell office:value-type="string" calcext:value-type="string">
            <text:p>Data Requirements</text:p>
          </table:table-cell>
          <table:table-cell office:value-type="string" calcext:value-type="string">
            <text:p>page</text:p>
          </table:table-cell>
          <table:table-cell table:formula="of:=&quot;&quot;&quot;&quot;&amp;[.A51]&amp;&quot;&quot;&quot;:&quot;&amp;&quot;{&quot;&quot;q&quot;&quot;:&quot;&amp;[.G51]&amp;&quot;,&quot;&quot;r&quot;&quot;:&quot;&amp;[.H51] &amp; &quot;,&quot;&quot;short_desc&quot;&quot;:&quot;&quot;&quot;&amp;[.B51]&amp;&quot;&quot;&quot;,&quot;&amp; &quot;&quot;&quot;group&quot;&quot;:&quot;&quot;&quot; &amp; [.I51] &amp; &quot;&quot;&quot;,&quot;&quot;type&quot;&quot;:&quot;&quot;&quot;&amp;[.C51]&amp;&quot;&quot;&quot;,&quot;&quot;target:&quot;&quot;&quot;&amp;[.J51]&amp;&quot;&quot;&quot;,&quot;&quot;long_desc&quot;&quot;:&quot;&quot;&quot;&amp;[.D51]&amp;&quot;&quot;&quot;,&quot;&quot;Tools&quot;&quot;:&quot;&quot;&quot;&amp;[.E51]&amp;&quot;&quot;&quot;},&quot;" office:value-type="string" office:string-value="&quot;46&quot;:{&quot;q&quot;:1,&quot;r&quot;:1,&quot;short_desc&quot;:&quot;Technical data needed for detailed design&quot;,&quot;group&quot;:&quot;Data Requirements&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LEAR, Landscape of data sources, CDaS, ERIS Data Insight&quot;}," calcext:value-type="string">
            <text:p>"46":{"q":1,"r":1,"short_desc":"Technical data needed for detailed design","group":"Data Requirements","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LEAR, Landscape of data sources, CDaS, ERIS Data Insight"},</text:p>
          </table:table-cell>
          <table:table-cell/>
        </table:table-row>
        <table:table-row table:style-name="ro2">
          <table:table-cell office:value-type="float" office:value="47" calcext:value-type="float">
            <text:p>47</text:p>
          </table:table-cell>
          <table:table-cell office:value-type="string" calcext:value-type="string">
            <text:p>Map of requisite data held by private sector</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LEAR, Landscape of data sources, CDaS, ERIS Data Insight</text:p>
          </table:table-cell>
          <table:table-cell office:value-type="string" calcext:value-type="string">
            <text:p>High</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Data Requirements</text:p>
          </table:table-cell>
          <table:table-cell office:value-type="string" calcext:value-type="string">
            <text:p>page</text:p>
          </table:table-cell>
          <table:table-cell table:formula="of:=&quot;&quot;&quot;&quot;&amp;[.A52]&amp;&quot;&quot;&quot;:&quot;&amp;&quot;{&quot;&quot;q&quot;&quot;:&quot;&amp;[.G52]&amp;&quot;,&quot;&quot;r&quot;&quot;:&quot;&amp;[.H52] &amp; &quot;,&quot;&quot;short_desc&quot;&quot;:&quot;&quot;&quot;&amp;[.B52]&amp;&quot;&quot;&quot;,&quot;&amp; &quot;&quot;&quot;group&quot;&quot;:&quot;&quot;&quot; &amp; [.I52] &amp; &quot;&quot;&quot;,&quot;&quot;type&quot;&quot;:&quot;&quot;&quot;&amp;[.C52]&amp;&quot;&quot;&quot;,&quot;&quot;target:&quot;&quot;&quot;&amp;[.J52]&amp;&quot;&quot;&quot;,&quot;&quot;long_desc&quot;&quot;:&quot;&quot;&quot;&amp;[.D52]&amp;&quot;&quot;&quot;,&quot;&quot;Tools&quot;&quot;:&quot;&quot;&quot;&amp;[.E52]&amp;&quot;&quot;&quot;},&quot;" office:value-type="string" office:string-value="&quot;47&quot;:{&quot;q&quot;:2,&quot;r&quot;:1,&quot;short_desc&quot;:&quot;Map of requisite data held by private sector&quot;,&quot;group&quot;:&quot;Data Requirements&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LEAR, Landscape of data sources, CDaS, ERIS Data Insight&quot;}," calcext:value-type="string">
            <text:p>"47":{"q":2,"r":1,"short_desc":"Map of requisite data held by private sector","group":"Data Requirements","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LEAR, Landscape of data sources, CDaS, ERIS Data Insight"},</text:p>
          </table:table-cell>
          <table:table-cell/>
        </table:table-row>
        <table:table-row table:style-name="ro2">
          <table:table-cell office:value-type="float" office:value="48" calcext:value-type="float">
            <text:p>48</text:p>
          </table:table-cell>
          <table:table-cell office:value-type="string" calcext:value-type="string">
            <text:p>Map of requisite data held by the Local Authority</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Examples from other LAs, LEO's land usage tool</text:p>
          </table:table-cell>
          <table:table-cell office:value-type="string" calcext:value-type="string">
            <text:p>Medium</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Data Requirements</text:p>
          </table:table-cell>
          <table:table-cell office:value-type="string" calcext:value-type="string">
            <text:p>page</text:p>
          </table:table-cell>
          <table:table-cell table:formula="of:=&quot;&quot;&quot;&quot;&amp;[.A53]&amp;&quot;&quot;&quot;:&quot;&amp;&quot;{&quot;&quot;q&quot;&quot;:&quot;&amp;[.G53]&amp;&quot;,&quot;&quot;r&quot;&quot;:&quot;&amp;[.H53] &amp; &quot;,&quot;&quot;short_desc&quot;&quot;:&quot;&quot;&quot;&amp;[.B53]&amp;&quot;&quot;&quot;,&quot;&amp; &quot;&quot;&quot;group&quot;&quot;:&quot;&quot;&quot; &amp; [.I53] &amp; &quot;&quot;&quot;,&quot;&quot;type&quot;&quot;:&quot;&quot;&quot;&amp;[.C53]&amp;&quot;&quot;&quot;,&quot;&quot;target:&quot;&quot;&quot;&amp;[.J53]&amp;&quot;&quot;&quot;,&quot;&quot;long_desc&quot;&quot;:&quot;&quot;&quot;&amp;[.D53]&amp;&quot;&quot;&quot;,&quot;&quot;Tools&quot;&quot;:&quot;&quot;&quot;&amp;[.E53]&amp;&quot;&quot;&quot;},&quot;" office:value-type="string" office:string-value="&quot;48&quot;:{&quot;q&quot;:2,&quot;r&quot;:0,&quot;short_desc&quot;:&quot;Map of requisite data held by the Local Authority&quot;,&quot;group&quot;:&quot;Data Requirements&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Examples from other LAs, LEO's land usage tool&quot;}," calcext:value-type="string">
            <text:p>"48":{"q":2,"r":0,"short_desc":"Map of requisite data held by the Local Authority","group":"Data Requirements","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Examples from other LAs, LEO's land usage tool"},</text:p>
          </table:table-cell>
          <table:table-cell/>
        </table:table-row>
        <table:table-row table:style-name="ro2">
          <table:table-cell office:value-type="float" office:value="49" calcext:value-type="float">
            <text:p>49</text:p>
          </table:table-cell>
          <table:table-cell office:value-type="string" calcext:value-type="string">
            <text:p>How to get access to requisite data</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Case Studies (PFER and beyond), POD project, EDTF, MEDA, Data Platform</text:p>
          </table:table-cell>
          <table:table-cell office:value-type="string" calcext:value-type="string">
            <text:p>High</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Data Requirements</text:p>
          </table:table-cell>
          <table:table-cell office:value-type="string" calcext:value-type="string">
            <text:p>page</text:p>
          </table:table-cell>
          <table:table-cell table:formula="of:=&quot;&quot;&quot;&quot;&amp;[.A54]&amp;&quot;&quot;&quot;:&quot;&amp;&quot;{&quot;&quot;q&quot;&quot;:&quot;&amp;[.G54]&amp;&quot;,&quot;&quot;r&quot;&quot;:&quot;&amp;[.H54] &amp; &quot;,&quot;&quot;short_desc&quot;&quot;:&quot;&quot;&quot;&amp;[.B54]&amp;&quot;&quot;&quot;,&quot;&amp; &quot;&quot;&quot;group&quot;&quot;:&quot;&quot;&quot; &amp; [.I54] &amp; &quot;&quot;&quot;,&quot;&quot;type&quot;&quot;:&quot;&quot;&quot;&amp;[.C54]&amp;&quot;&quot;&quot;,&quot;&quot;target:&quot;&quot;&quot;&amp;[.J54]&amp;&quot;&quot;&quot;,&quot;&quot;long_desc&quot;&quot;:&quot;&quot;&quot;&amp;[.D54]&amp;&quot;&quot;&quot;,&quot;&quot;Tools&quot;&quot;:&quot;&quot;&quot;&amp;[.E54]&amp;&quot;&quot;&quot;},&quot;" office:value-type="string" office:string-value="&quot;49&quot;:{&quot;q&quot;:3,&quot;r&quot;:1,&quot;short_desc&quot;:&quot;How to get access to requisite data&quot;,&quot;group&quot;:&quot;Data Requirements&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Case Studies (PFER and beyond), POD project, EDTF, MEDA, Data Platform&quot;}," calcext:value-type="string">
            <text:p>"49":{"q":3,"r":1,"short_desc":"How to get access to requisite data","group":"Data Requirements","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Case Studies (PFER and beyond), POD project, EDTF, MEDA, Data Platform"},</text:p>
          </table:table-cell>
          <table:table-cell/>
        </table:table-row>
        <table:table-row table:style-name="ro2">
          <table:table-cell office:value-type="float" office:value="50" calcext:value-type="float">
            <text:p>50</text:p>
          </table:table-cell>
          <table:table-cell office:value-type="string" calcext:value-type="string">
            <text:p>How to manage and share data</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Data Management Strategy, Data Sharing Agreement and Licenses</text:p>
          </table:table-cell>
          <table:table-cell office:value-type="string" calcext:value-type="string">
            <text:p>High</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Data Requirements</text:p>
          </table:table-cell>
          <table:table-cell office:value-type="string" calcext:value-type="string">
            <text:p>page</text:p>
          </table:table-cell>
          <table:table-cell table:formula="of:=&quot;&quot;&quot;&quot;&amp;[.A55]&amp;&quot;&quot;&quot;:&quot;&amp;&quot;{&quot;&quot;q&quot;&quot;:&quot;&amp;[.G55]&amp;&quot;,&quot;&quot;r&quot;&quot;:&quot;&amp;[.H55] &amp; &quot;,&quot;&quot;short_desc&quot;&quot;:&quot;&quot;&quot;&amp;[.B55]&amp;&quot;&quot;&quot;,&quot;&amp; &quot;&quot;&quot;group&quot;&quot;:&quot;&quot;&quot; &amp; [.I55] &amp; &quot;&quot;&quot;,&quot;&quot;type&quot;&quot;:&quot;&quot;&quot;&amp;[.C55]&amp;&quot;&quot;&quot;,&quot;&quot;target:&quot;&quot;&quot;&amp;[.J55]&amp;&quot;&quot;&quot;,&quot;&quot;long_desc&quot;&quot;:&quot;&quot;&quot;&amp;[.D55]&amp;&quot;&quot;&quot;,&quot;&quot;Tools&quot;&quot;:&quot;&quot;&quot;&amp;[.E55]&amp;&quot;&quot;&quot;},&quot;" office:value-type="string" office:string-value="&quot;50&quot;:{&quot;q&quot;:3,&quot;r&quot;:2,&quot;short_desc&quot;:&quot;How to manage and share data&quot;,&quot;group&quot;:&quot;Data Requirements&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Data Management Strategy, Data Sharing Agreement and Licenses&quot;}," calcext:value-type="string">
            <text:p>"50":{"q":3,"r":2,"short_desc":"How to manage and share data","group":"Data Requirements","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Data Management Strategy, Data Sharing Agreement and Licenses"},</text:p>
          </table:table-cell>
          <table:table-cell/>
        </table:table-row>
        <table:table-row table:style-name="ro2">
          <table:table-cell office:value-type="float" office:value="51" calcext:value-type="float">
            <text:p>51</text:p>
          </table:table-cell>
          <table:table-cell office:value-type="string" calcext:value-type="string">
            <text:p>How to engage with communities, stakeholders and people</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User community working group, Method Map, Code of Practice, Living Lab</text:p>
          </table:table-cell>
          <table:table-cell office:value-type="string" calcext:value-type="string">
            <text:p>Medium</text:p>
          </table:table-cell>
          <table:table-cell table:number-columns-repeated="2" office:value-type="float" office:value="1" calcext:value-type="float">
            <text:p>1</text:p>
          </table:table-cell>
          <table:table-cell office:value-type="string" calcext:value-type="string">
            <text:p>Stakeholders and Engagement</text:p>
          </table:table-cell>
          <table:table-cell office:value-type="string" calcext:value-type="string">
            <text:p>page</text:p>
          </table:table-cell>
          <table:table-cell table:formula="of:=&quot;&quot;&quot;&quot;&amp;[.A56]&amp;&quot;&quot;&quot;:&quot;&amp;&quot;{&quot;&quot;q&quot;&quot;:&quot;&amp;[.G56]&amp;&quot;,&quot;&quot;r&quot;&quot;:&quot;&amp;[.H56] &amp; &quot;,&quot;&quot;short_desc&quot;&quot;:&quot;&quot;&quot;&amp;[.B56]&amp;&quot;&quot;&quot;,&quot;&amp; &quot;&quot;&quot;group&quot;&quot;:&quot;&quot;&quot; &amp; [.I56] &amp; &quot;&quot;&quot;,&quot;&quot;type&quot;&quot;:&quot;&quot;&quot;&amp;[.C56]&amp;&quot;&quot;&quot;,&quot;&quot;target:&quot;&quot;&quot;&amp;[.J56]&amp;&quot;&quot;&quot;,&quot;&quot;long_desc&quot;&quot;:&quot;&quot;&quot;&amp;[.D56]&amp;&quot;&quot;&quot;,&quot;&quot;Tools&quot;&quot;:&quot;&quot;&quot;&amp;[.E56]&amp;&quot;&quot;&quot;},&quot;" office:value-type="string" office:string-value="&quot;51&quot;:{&quot;q&quot;:1,&quot;r&quot;:1,&quot;short_desc&quot;:&quot;How to engage with communities, stakeholders and people&quot;,&quot;group&quot;:&quot;Stakeholders and Engagement&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User community working group, Method Map, Code of Practice, Living Lab&quot;}," calcext:value-type="string">
            <text:p>"51":{"q":1,"r":1,"short_desc":"How to engage with communities, stakeholders and people","group":"Stakeholders and Engagement","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User community working group, Method Map, Code of Practice, Living Lab"},</text:p>
          </table:table-cell>
          <table:table-cell/>
        </table:table-row>
        <table:table-row table:style-name="ro2">
          <table:table-cell office:value-type="float" office:value="52" calcext:value-type="float">
            <text:p>52</text:p>
          </table:table-cell>
          <table:table-cell office:value-type="string" calcext:value-type="string">
            <text:p>Resources for engagement, communications and marketing</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ERIS Insights, LEO Smart and Fair Neighbourhoods, ZCR's cultural animation, onboarding material from Passiv and Kensa</text:p>
          </table:table-cell>
          <table:table-cell office:value-type="string" calcext:value-type="string">
            <text:p>High</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Stakeholders and Engagement</text:p>
          </table:table-cell>
          <table:table-cell office:value-type="string" calcext:value-type="string">
            <text:p>page</text:p>
          </table:table-cell>
          <table:table-cell table:formula="of:=&quot;&quot;&quot;&quot;&amp;[.A57]&amp;&quot;&quot;&quot;:&quot;&amp;&quot;{&quot;&quot;q&quot;&quot;:&quot;&amp;[.G57]&amp;&quot;,&quot;&quot;r&quot;&quot;:&quot;&amp;[.H57] &amp; &quot;,&quot;&quot;short_desc&quot;&quot;:&quot;&quot;&quot;&amp;[.B57]&amp;&quot;&quot;&quot;,&quot;&amp; &quot;&quot;&quot;group&quot;&quot;:&quot;&quot;&quot; &amp; [.I57] &amp; &quot;&quot;&quot;,&quot;&quot;type&quot;&quot;:&quot;&quot;&quot;&amp;[.C57]&amp;&quot;&quot;&quot;,&quot;&quot;target:&quot;&quot;&quot;&amp;[.J57]&amp;&quot;&quot;&quot;,&quot;&quot;long_desc&quot;&quot;:&quot;&quot;&quot;&amp;[.D57]&amp;&quot;&quot;&quot;,&quot;&quot;Tools&quot;&quot;:&quot;&quot;&quot;&amp;[.E57]&amp;&quot;&quot;&quot;},&quot;" office:value-type="string" office:string-value="&quot;52&quot;:{&quot;q&quot;:2,&quot;r&quot;:1,&quot;short_desc&quot;:&quot;Resources for engagement, communications and marketing&quot;,&quot;group&quot;:&quot;Stakeholders and Engagement&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ERIS Insights, LEO Smart and Fair Neighbourhoods, ZCR's cultural animation, onboarding material from Passiv and Kensa&quot;}," calcext:value-type="string">
            <text:p>"52":{"q":2,"r":1,"short_desc":"Resources for engagement, communications and marketing","group":"Stakeholders and Engagement","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ERIS Insights, LEO Smart and Fair Neighbourhoods, ZCR's cultural animation, onboarding material from Passiv and Kensa"},</text:p>
          </table:table-cell>
          <table:table-cell/>
        </table:table-row>
        <table:table-row table:style-name="ro2">
          <table:table-cell office:value-type="float" office:value="53" calcext:value-type="float">
            <text:p>53</text:p>
          </table:table-cell>
          <table:table-cell office:value-type="string" calcext:value-type="string">
            <text:p>Map of stakeholders and their potential requirements</text:p>
          </table:table-cell>
          <table:table-cell office:value-type="string" calcext:value-type="string">
            <text:p>Knowledge</text:p>
          </table:table-cell>
          <table:table-cell office:value-type="string" calcext:value-type="string">
            <text:p>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ext:p>
          </table:table-cell>
          <table:table-cell office:value-type="string" calcext:value-type="string">
            <text:p>IUCWG outputs (GreenSCIES or LEO)?, Code of Practice, ARUP LAEP stakeholders and requirements, LAEP piece for Ofgem</text:p>
          </table:table-cell>
          <table:table-cell office:value-type="string" calcext:value-type="string">
            <text:p>High</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Stakeholders and Engagement</text:p>
          </table:table-cell>
          <table:table-cell office:value-type="string" calcext:value-type="string">
            <text:p>page</text:p>
          </table:table-cell>
          <table:table-cell table:formula="of:=&quot;&quot;&quot;&quot;&amp;[.A58]&amp;&quot;&quot;&quot;:&quot;&amp;&quot;{&quot;&quot;q&quot;&quot;:&quot;&amp;[.G58]&amp;&quot;,&quot;&quot;r&quot;&quot;:&quot;&amp;[.H58] &amp; &quot;,&quot;&quot;short_desc&quot;&quot;:&quot;&quot;&quot;&amp;[.B58]&amp;&quot;&quot;&quot;,&quot;&amp; &quot;&quot;&quot;group&quot;&quot;:&quot;&quot;&quot; &amp; [.I58] &amp; &quot;&quot;&quot;,&quot;&quot;type&quot;&quot;:&quot;&quot;&quot;&amp;[.C58]&amp;&quot;&quot;&quot;,&quot;&quot;target:&quot;&quot;&quot;&amp;[.J58]&amp;&quot;&quot;&quot;,&quot;&quot;long_desc&quot;&quot;:&quot;&quot;&quot;&amp;[.D58]&amp;&quot;&quot;&quot;,&quot;&quot;Tools&quot;&quot;:&quot;&quot;&quot;&amp;[.E58]&amp;&quot;&quot;&quot;},&quot;" office:value-type="string" office:string-value="&quot;53&quot;:{&quot;q&quot;:2,&quot;r&quot;:0,&quot;short_desc&quot;:&quot;Map of stakeholders and their potential requirements&quot;,&quot;group&quot;:&quot;Stakeholders and Engagement&quot;,&quot;type&quot;:&quot;Knowledge&quot;,&quot;target:&quot;page&quot;,&quot;long_desc&quot;:&quot;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quot;,&quot;Tools&quot;:&quot;IUCWG outputs (GreenSCIES or LEO)?, Code of Practice, ARUP LAEP stakeholders and requirements, LAEP piece for Ofgem&quot;}," calcext:value-type="string">
            <text:p>"53":{"q":2,"r":0,"short_desc":"Map of stakeholders and their potential requirements","group":"Stakeholders and Engagement","type":"Knowledge","target:"page","long_desc":"orem ipsum dolor sit amet, consectetur adipiscing elit. Aliquam vestibulum aliquam iaculis. Donec at libero ac eros congue sodales. Maecenas mollis egestas leo id congue. Pellentesque turpis ipsum, laoreet vel maximus ac, faucibus sed est. Cras ut interdum massa. Morbi feugiat vulputate dui et sagittis. Vivamus viverra ac libero non ornare. Maecenas tristique nisi et eleifend pulvinar. Duis mattis sollicitudin varius. Praesent lacinia ex sit amet est pulvinar, id maximus orci dapibus. Etiam dictum gravida orci sed aliquam. Etiam massa lorem, auctor in mi eget, vehicula porta purus. Vestibulum varius tortor eget nunc dignissim dignissim. Donec suscipit pretium malesuada. Nullam sagittis libero posuere odio pretium, in rhoncus justo tempor. Donec convallis pulvinar ante, eu ornare urna.","Tools":"IUCWG outputs (GreenSCIES or LEO)?, Code of Practice, ARUP LAEP stakeholders and requirements, LAEP piece for Ofgem"},</text:p>
          </table:table-cell>
          <table:table-cell/>
        </table:table-row>
      </table:table>
      <table:named-expressions/>
      <table:database-ranges>
        <table:database-range table:name="__Anonymous_Sheet_DB__0" table:target-range-address="Sheet1.A1:Sheet1.K58"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11">00/00/0000</text:date>, <text:time style:data-style-name="N2" text:time-value="17:28:16.72213904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8T11:05:07.437740035</meta:creation-date>
    <dc:date>2020-09-11T17:46:31.750128699</dc:date>
    <meta:editing-duration>PT16H55M17S</meta:editing-duration>
    <meta:editing-cycles>16</meta:editing-cycles>
    <meta:generator>LibreOffice/6.4.4.2$Linux_X86_64 LibreOffice_project/40$Build-2</meta:generator>
    <meta:document-statistic meta:table-count="1" meta:cell-count="628" meta:object-count="0"/>
    <meta:user-defined meta:name="ProgId">Excel.Sheet</meta:user-defined>
  </office:meta>
</office:document-meta>
</file>